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6.636cm"/>
    </style:style>
    <style:style style:name="co5" style:family="table-column">
      <style:table-column-properties fo:break-before="auto" style:column-width="5.387cm"/>
    </style:style>
    <style:style style:name="co6" style:family="table-column">
      <style:table-column-properties fo:break-before="auto" style:column-width="4.888cm"/>
    </style:style>
    <style:style style:name="co7" style:family="table-column">
      <style:table-column-properties fo:break-before="auto" style:column-width="6.553cm"/>
    </style:style>
    <style:style style:name="co8" style:family="table-column">
      <style:table-column-properties fo:break-before="auto" style:column-width="4.8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PARTNO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C148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/>
          <table:table-cell office:value-type="string">
            <text:p>KEM: C0402C103K3RAC</text:p>
          </table:table-cell>
          <table:table-cell office:value-type="string">
            <text:p>.01UF</text:p>
          </table:table-cell>
          <table:table-cell/>
          <table:table-cell table:style-name="ce2"/>
        </table:table-row>
        <table:table-row table:style-name="ro1">
          <table:table-cell office:value-type="string">
            <text:p>53</text:p>
          </table:table-cell>
          <table:table-cell office:value-type="string">
            <text:p>4</text:p>
          </table:table-cell>
          <table:table-cell office:value-type="string">
            <text:p>C616-619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KEMET</text:p>
          </table:table-cell>
          <table:table-cell office:value-type="string">
            <text:p>KEM: C0402C103K3RAC</text:p>
          </table:table-cell>
          <table:table-cell office:value-type="string">
            <text:p>.01UF</text:p>
          </table:table-cell>
          <table:table-cell/>
          <table:table-cell table:style-name="ce2"/>
        </table:table-row>
        <table:table-row table:style-name="ro1"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string">
            <text:p>J3</text:p>
          </table:table-cell>
          <table:table-cell office:value-type="string">
            <text:p>CON_HDR_2X2_M_VT_0R1_SMT</text:p>
          </table:table-cell>
          <table:table-cell/>
          <table:table-cell office:value-type="string">
            <text:p>TSM_2X2_DV</text:p>
          </table:table-cell>
          <table:table-cell office:value-type="string">
            <text:p>SAMTEC</text:p>
          </table:table-cell>
          <table:table-cell office:value-type="string">
            <text:p>SAM: TSM-102-01-TM-DV</text:p>
          </table:table-cell>
          <table:table-cell office:value-type="string">
            <text:p>.1IN M SMT</text:p>
          </table:table-cell>
          <table:table-cell/>
          <table:table-cell table:style-name="ce2"/>
        </table:table-row>
        <table:table-row table:style-name="ro1">
          <table:table-cell office:value-type="string">
            <text:p>94</text:p>
          </table:table-cell>
          <table:table-cell office:value-type="string">
            <text:p>1</text:p>
          </table:table-cell>
          <table:table-cell office:value-type="string">
            <text:p>P1</text:p>
          </table:table-cell>
          <table:table-cell office:value-type="string">
            <text:p>CON_HDR_2X8_M_VT_0R1_SMT</text:p>
          </table:table-cell>
          <table:table-cell/>
          <table:table-cell office:value-type="string">
            <text:p>TSM_8X2_DV</text:p>
          </table:table-cell>
          <table:table-cell office:value-type="string">
            <text:p>SAMTEC</text:p>
          </table:table-cell>
          <table:table-cell office:value-type="string">
            <text:p>SAM: TSM-108-01-TM-DV-P</text:p>
          </table:table-cell>
          <table:table-cell office:value-type="string">
            <text:p>.1IN M SMT</text:p>
          </table:table-cell>
          <table:table-cell/>
          <table:table-cell table:style-name="ce2"/>
        </table:table-row>
        <table:table-row table:style-name="ro1"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CON_MICTOR_2X19_F_VT_0R25_SMT</text:p>
          </table:table-cell>
          <table:table-cell/>
          <table:table-cell office:value-type="string">
            <text:p>767054-1</text:p>
          </table:table-cell>
          <table:table-cell office:value-type="string">
            <text:p>TYCO ELECTRONICS</text:p>
          </table:table-cell>
          <table:table-cell office:value-type="string">
            <text:p>AMP: 5767054-1</text:p>
          </table:table-cell>
          <table:table-cell office:value-type="string">
            <text:p>.25IN F SMT</text:p>
          </table:table-cell>
          <table:table-cell/>
          <table:table-cell table:style-name="ce2"/>
        </table:table-row>
        <table:table-row table:style-name="ro1">
          <table:table-cell office:value-type="string">
            <text:p>167</text:p>
          </table:table-cell>
          <table:table-cell office:value-type="string">
            <text:p>3</text:p>
          </table:table-cell>
          <table:table-cell office:value-type="string">
            <text:p>RO9,RO12-13</text:p>
          </table:table-cell>
          <table:table-cell office:value-type="string">
            <text:p>RES_0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  <table:table-cell/>
          <table:table-cell table:style-name="ce2"/>
        </table:table-row>
        <table:table-row table:style-name="ro1">
          <table:table-cell office:value-type="string">
            <text:p>111</text:p>
          </table:table-cell>
          <table:table-cell office:value-type="string">
            <text:p>13</text:p>
          </table:table-cell>
          <table:table-cell office:value-type="string">
            <text:p>R10-22</text:p>
          </table:table-cell>
          <table:table-cell office:value-type="string">
            <text:p>RES_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  <table:table-cell/>
          <table:table-cell table:style-name="ce2"/>
        </table:table-row>
        <table:table-row table:style-name="ro1">
          <table:table-cell office:value-type="string">
            <text:p>169</text:p>
          </table:table-cell>
          <table:table-cell office:value-type="string">
            <text:p>3</text:p>
          </table:table-cell>
          <table:table-cell office:value-type="string">
            <text:p>RO42-44</text:p>
          </table:table-cell>
          <table:table-cell office:value-type="string">
            <text:p>RES_0_0603_5%_OPT</text:p>
          </table:table-cell>
          <table:table-cell/>
          <table:table-cell office:value-type="string">
            <text:p>RESC1608X50AN</text:p>
          </table:table-cell>
          <table:table-cell office:value-type="string">
            <text:p>YAGEO-PHYCOMP</text:p>
          </table:table-cell>
          <table:table-cell office:value-type="string">
            <text:p>YAE: 9C06031A0R00JEPF3</text:p>
          </table:table-cell>
          <table:table-cell office:value-type="string">
            <text:p>0</text:p>
          </table:table-cell>
          <table:table-cell/>
          <table:table-cell table:style-name="ce2"/>
        </table:table-row>
        <table:table-row table:style-name="ro1">
          <table:table-cell office:value-type="string">
            <text:p>170</text:p>
          </table:table-cell>
          <table:table-cell office:value-type="string">
            <text:p>2</text:p>
          </table:table-cell>
          <table:table-cell office:value-type="string">
            <text:p>RO46-47</text:p>
          </table:table-cell>
          <table:table-cell office:value-type="string">
            <text:p>RES_0_1206_5%_OPT</text:p>
          </table:table-cell>
          <table:table-cell/>
          <table:table-cell office:value-type="string">
            <text:p>RESC3216X65N</text:p>
          </table:table-cell>
          <table:table-cell office:value-type="string">
            <text:p>YAGEO-PHYCOMP</text:p>
          </table:table-cell>
          <table:table-cell office:value-type="string">
            <text:p>YAE: RC1206JR-070RL</text:p>
          </table:table-cell>
          <table:table-cell office:value-type="string">
            <text:p>0</text:p>
          </table:table-cell>
          <table:table-cell/>
          <table:table-cell table:style-name="ce2"/>
        </table:table-row>
        <table:table-row table:style-name="ro1">
          <table:table-cell office:value-type="string">
            <text:p>71</text:p>
          </table:table-cell>
          <table:table-cell office:value-type="string">
            <text:p>3</text:p>
          </table:table-cell>
          <table:table-cell office:value-type="string">
            <text:p>J4-6</text:p>
          </table:table-cell>
          <table:table-cell office:value-type="string">
            <text:p>CON_HDR_1X2_M_VT_0R1_SMT</text:p>
          </table:table-cell>
          <table:table-cell/>
          <table:table-cell office:value-type="string">
            <text:p>JUMPER</text:p>
          </table:table-cell>
          <table:table-cell office:value-type="string">
            <text:p>SAMTEC</text:p>
          </table:table-cell>
          <table:table-cell office:value-type="string">
            <text:p>SAM: TSM-102-01-TM-SV</text:p>
          </table:table-cell>
          <table:table-cell office:value-type="string">
            <text:p>0.1IN M SMT</text:p>
          </table:table-cell>
          <table:table-cell/>
          <table:table-cell table:style-name="ce2"/>
        </table:table-row>
        <table:table-row table:style-name="ro1">
          <table:table-cell office:value-type="string">
            <text:p>97</text:p>
          </table:table-cell>
          <table:table-cell office:value-type="string">
            <text:p>2</text:p>
          </table:table-cell>
          <table:table-cell office:value-type="string">
            <text:p>P4,P11</text:p>
          </table:table-cell>
          <table:table-cell office:value-type="string">
            <text:p>CON_HDR_1X5_M_VT_0R1_SMT</text:p>
          </table:table-cell>
          <table:table-cell/>
          <table:table-cell office:value-type="string">
            <text:p>TSM_5X1_SV</text:p>
          </table:table-cell>
          <table:table-cell office:value-type="string">
            <text:p>SAMTEC</text:p>
          </table:table-cell>
          <table:table-cell office:value-type="string">
            <text:p>SAM: TSM-105-01-TM-SV</text:p>
          </table:table-cell>
          <table:table-cell office:value-type="string">
            <text:p>0.1IN M SMT</text:p>
          </table:table-cell>
          <table:table-cell/>
          <table:table-cell table:style-name="ce2"/>
        </table:table-row>
        <table:table-row table:style-name="ro2">
          <table:table-cell office:value-type="string">
            <text:p>3</text:p>
          </table:table-cell>
          <table:table-cell office:value-type="string">
            <text:p>134</text:p>
          </table:table-cell>
          <table:table-cell office:value-type="string">
            <text:p>C3-4,C21-22,C29-30,C53-54,C149-152,C192-199,C604-607,C615,C621-729</text:p>
          </table:table-cell>
          <table:table-cell office:value-type="string">
            <text:p>CAP_100NF_0402_16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VENKEL</text:p>
          </table:table-cell>
          <table:table-cell office:value-type="string">
            <text:p>VEN: C0402X7R160-104KN</text:p>
          </table:table-cell>
          <table:table-cell office:value-type="string">
            <text:p>0.1UF</text:p>
          </table:table-cell>
          <table:table-cell/>
          <table:table-cell table:style-name="ce2"/>
        </table:table-row>
        <table:table-row table:style-name="ro1">
          <table:table-cell office:value-type="string">
            <text:p>132</text:p>
          </table:table-cell>
          <table:table-cell office:value-type="string">
            <text:p>2</text:p>
          </table:table-cell>
          <table:table-cell office:value-type="string">
            <text:p>R111-112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00T1E</text:p>
          </table:table-cell>
          <table:table-cell office:value-type="string">
            <text:p>0R</text:p>
          </table:table-cell>
          <table:table-cell/>
          <table:table-cell table:style-name="ce2"/>
        </table:table-row>
        <table:table-row table:style-name="ro1">
          <table:table-cell office:value-type="string">
            <text:p>165</text:p>
          </table:table-cell>
          <table:table-cell office:value-type="string">
            <text:p>8</text:p>
          </table:table-cell>
          <table:table-cell office:value-type="string">
            <text:p>R287,R292-298</text:p>
          </table:table-cell>
          <table:table-cell table:number-columns-repeated="2"/>
          <table:table-cell office:value-type="string">
            <text:p>RESC5025X90N</text:p>
          </table:table-cell>
          <table:table-cell office:value-type="string">
            <text:p>VISHAY DALE</text:p>
          </table:table-cell>
          <table:table-cell office:value-type="string">
            <text:p>WSL2010-0.01-0.5-R86</text:p>
          </table:table-cell>
          <table:table-cell office:value-type="string">
            <text:p>0R01</text:p>
          </table:table-cell>
          <table:table-cell/>
          <table:table-cell table:style-name="ce2"/>
        </table:table-row>
        <table:table-row table:style-name="ro1"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string">
            <text:p>R262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0T1E</text:p>
          </table:table-cell>
          <table:table-cell office:value-type="string">
            <text:p>10</text:p>
          </table:table-cell>
          <table:table-cell/>
          <table:table-cell table:style-name="ce2"/>
        </table:table-row>
        <table:table-row table:style-name="ro1">
          <table:table-cell office:value-type="string">
            <text:p>212</text:p>
          </table:table-cell>
          <table:table-cell office:value-type="string">
            <text:p>1</text:p>
          </table:table-cell>
          <table:table-cell office:value-type="string">
            <text:p>X2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00.000</text:p>
          </table:table-cell>
          <table:table-cell office:value-type="string">
            <text:p>100.00MHZ</text:p>
          </table:table-cell>
          <table:table-cell/>
          <table:table-cell table:style-name="ce2"/>
        </table:table-row>
        <table:table-row table:style-name="ro1"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C396,C398,C400,C402,C405,C407-408,C410</text:p>
          </table:table-cell>
          <table:table-cell table:number-columns-repeated="2"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108M2R5ASE005</text:p>
          </table:table-cell>
          <table:table-cell office:value-type="string">
            <text:p>1000UF</text:p>
          </table:table-cell>
          <table:table-cell/>
          <table:table-cell table:style-name="ce2"/>
        </table:table-row>
        <table:table-row table:style-name="ro1">
          <table:table-cell office:value-type="string">
            <text:p>151</text:p>
          </table:table-cell>
          <table:table-cell office:value-type="string">
            <text:p>3</text:p>
          </table:table-cell>
          <table:table-cell office:value-type="string">
            <text:p>R213,R218-219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3GLF</text:p>
          </table:table-cell>
          <table:table-cell office:value-type="string">
            <text:p>100K</text:p>
          </table:table-cell>
          <table:table-cell/>
          <table:table-cell table:style-name="ce2"/>
        </table:table-row>
        <table:table-row table:style-name="ro1">
          <table:table-cell office:value-type="string">
            <text:p>161</text:p>
          </table:table-cell>
          <table:table-cell office:value-type="string">
            <text:p>5</text:p>
          </table:table-cell>
          <table:table-cell office:value-type="string">
            <text:p>R278-280,R283,R285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3GLF</text:p>
          </table:table-cell>
          <table:table-cell office:value-type="string">
            <text:p>100K</text:p>
          </table:table-cell>
          <table:table-cell/>
          <table:table-cell table:style-name="ce2"/>
        </table:table-row>
        <table:table-row table:style-name="ro2">
          <table:table-cell office:value-type="string">
            <text:p>56</text:p>
          </table:table-cell>
          <table:table-cell office:value-type="string">
            <text:p>52</text:p>
          </table:table-cell>
          <table:table-cell office:value-type="string">
            <text:p>CP1-52</text:p>
          </table:table-cell>
          <table:table-cell office:value-type="string">
            <text:p>CAPCAF50P125X200X100</text:p>
          </table:table-cell>
          <table:table-cell office:value-type="string">
            <text:p>CAPACITOR,CHIP ARRAY,0.5MM PITCH,8 PIN,1.25MM L X 2.00MM W X 1.00MM H</text:p>
          </table:table-cell>
          <table:table-cell office:value-type="string">
            <text:p>CAPCAF50P125X200X100-8N</text:p>
          </table:table-cell>
          <table:table-cell office:value-type="string">
            <text:p>MURATA</text:p>
          </table:table-cell>
          <table:table-cell office:value-type="string">
            <text:p>GNM214B11C104MA01B</text:p>
          </table:table-cell>
          <table:table-cell office:value-type="string">
            <text:p>100NF</text:p>
          </table:table-cell>
          <table:table-cell/>
          <table:table-cell table:style-name="ce2"/>
        </table:table-row>
        <table:table-row table:style-name="ro1">
          <table:table-cell office:value-type="string">
            <text:p>15</text:p>
          </table:table-cell>
          <table:table-cell office:value-type="string">
            <text:p>18</text:p>
          </table:table-cell>
          <table:table-cell office:value-type="string">
            <text:p>C68-75,C80-83,C95,C97,C99,C103,C227,C247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  <table:table-cell/>
          <table:table-cell table:style-name="ce2"/>
        </table:table-row>
        <table:table-row table:style-name="ro1"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C128,C136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  <table:table-cell/>
          <table:table-cell table:style-name="ce2"/>
        </table:table-row>
        <table:table-row table:style-name="ro3">
          <table:table-cell office:value-type="string">
            <text:p>4</text:p>
          </table:table-cell>
          <table:table-cell office:value-type="string">
            <text:p>59</text:p>
          </table:table-cell>
          <table:table-cell office:value-type="string">
            <text:p>C5,C13,C15,C20,C32,C57,C314,C316,C319-320,C336,C338,C341-342,C430-432,C435-442,C453-454,C460,C473-483,C514,C516,C518,C520,C522,C524,C527-529,C532,C540-544,C546,C594,C612,C748-749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A104KAO1B</text:p>
          </table:table-cell>
          <table:table-cell office:value-type="string">
            <text:p>100NF</text:p>
          </table:table-cell>
          <table:table-cell/>
          <table:table-cell table:style-name="ce2"/>
        </table:table-row>
        <table:table-row table:style-name="ro1"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C539</text:p>
          </table:table-cell>
          <table:table-cell office:value-type="string">
            <text:p>CAPC1005X55N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101KAT2A</text:p>
          </table:table-cell>
          <table:table-cell office:value-type="string">
            <text:p>100PF</text:p>
          </table:table-cell>
          <table:table-cell/>
          <table:table-cell table:style-name="ce2"/>
        </table:table-row>
        <table:table-row table:style-name="ro1">
          <table:table-cell office:value-type="string">
            <text:p>129</text:p>
          </table:table-cell>
          <table:table-cell office:value-type="string">
            <text:p>8</text:p>
          </table:table-cell>
          <table:table-cell office:value-type="string">
            <text:p>R103-104,R107-108,R115-116,R136-137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1000T1E</text:p>
          </table:table-cell>
          <table:table-cell office:value-type="string">
            <text:p>100R</text:p>
          </table:table-cell>
          <table:table-cell/>
          <table:table-cell table:style-name="ce2"/>
        </table:table-row>
        <table:table-row table:style-name="ro1">
          <table:table-cell office:value-type="string">
            <text:p>118</text:p>
          </table:table-cell>
          <table:table-cell office:value-type="string">
            <text:p>4</text:p>
          </table:table-cell>
          <table:table-cell office:value-type="string">
            <text:p>R43-46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1T1E</text:p>
          </table:table-cell>
          <table:table-cell office:value-type="string">
            <text:p>100R</text:p>
          </table:table-cell>
          <table:table-cell/>
          <table:table-cell table:style-name="ce2"/>
        </table:table-row>
        <table:table-row table:style-name="ro1">
          <table:table-cell office:value-type="string">
            <text:p>50</text:p>
          </table:table-cell>
          <table:table-cell office:value-type="string">
            <text:p>12</text:p>
          </table:table-cell>
          <table:table-cell office:value-type="string">
            <text:p>C608-611,C730-733,C735,C737,C739-740</text:p>
          </table:table-cell>
          <table:table-cell office:value-type="string">
            <text:p>CAPT_100UF_3528_6R3V_10%_LXXXX</text:p>
          </table:table-cell>
          <table:table-cell/>
          <table:table-cell office:value-type="string">
            <text:p>CAPMP3528X210N</text:p>
          </table:table-cell>
          <table:table-cell office:value-type="string">
            <text:p>AVX</text:p>
          </table:table-cell>
          <table:table-cell office:value-type="string">
            <text:p>AVX: TPSB107K006R</text:p>
          </table:table-cell>
          <table:table-cell office:value-type="string">
            <text:p>100UF</text:p>
          </table:table-cell>
          <table:table-cell/>
          <table:table-cell table:style-name="ce2"/>
        </table:table-row>
        <table:table-row table:style-name="ro1">
          <table:table-cell office:value-type="string">
            <text:p>126</text:p>
          </table:table-cell>
          <table:table-cell office:value-type="string">
            <text:p>5</text:p>
          </table:table-cell>
          <table:table-cell office:value-type="string">
            <text:p>R90-91,R96,R109-110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38</text:p>
          </table:table-cell>
          <table:table-cell office:value-type="string">
            <text:p>3</text:p>
          </table:table-cell>
          <table:table-cell office:value-type="string">
            <text:p>R123-124,R131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30</text:p>
          </table:table-cell>
          <table:table-cell office:value-type="string">
            <text:p>2</text:p>
          </table:table-cell>
          <table:table-cell office:value-type="string">
            <text:p>R105,R114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2">
          <table:table-cell office:value-type="string">
            <text:p>106</text:p>
          </table:table-cell>
          <table:table-cell office:value-type="string">
            <text:p>17</text:p>
          </table:table-cell>
          <table:table-cell office:value-type="string">
            <text:p>R1-2,R7-9,R47-48,R53-54,R101-102,R229-230,R235-236,R302-30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28</text:p>
          </table:table-cell>
          <table:table-cell office:value-type="string">
            <text:p>2</text:p>
          </table:table-cell>
          <table:table-cell office:value-type="string">
            <text:p>R99-100</text:p>
          </table:table-cell>
          <table:table-cell office:value-type="string">
            <text:p>CR0402-FX-1002GLF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44</text:p>
          </table:table-cell>
          <table:table-cell office:value-type="string">
            <text:p>2</text:p>
          </table:table-cell>
          <table:table-cell office:value-type="string">
            <text:p>R180-18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33</text:p>
          </table:table-cell>
          <table:table-cell office:value-type="string">
            <text:p>2</text:p>
          </table:table-cell>
          <table:table-cell office:value-type="string">
            <text:p>R117,R130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39</text:p>
          </table:table-cell>
          <table:table-cell office:value-type="string">
            <text:p>7</text:p>
          </table:table-cell>
          <table:table-cell office:value-type="string">
            <text:p>R135,R184,R288-291,R299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68</text:p>
          </table:table-cell>
          <table:table-cell office:value-type="string">
            <text:p>3</text:p>
          </table:table-cell>
          <table:table-cell office:value-type="string">
            <text:p>RO10-11,RO14</text:p>
          </table:table-cell>
          <table:table-cell office:value-type="string">
            <text:p>RES_10K_0402_5%_OPT3P</text:p>
          </table:table-cell>
          <table:table-cell/>
          <table:table-cell office:value-type="string">
            <text:p>RESC3P1505X40N</text:p>
          </table:table-cell>
          <table:table-cell office:value-type="string">
            <text:p>YAGEO-PHYCOMP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1">
          <table:table-cell office:value-type="string">
            <text:p>115</text:p>
          </table:table-cell>
          <table:table-cell office:value-type="string">
            <text:p>14</text:p>
          </table:table-cell>
          <table:table-cell office:value-type="string">
            <text:p>R36-40,R86-87,R194-196,R198,R204-206</text:p>
          </table:table-cell>
          <table:table-cell office:value-type="string">
            <text:p>RES_10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  <table:table-cell/>
          <table:table-cell table:style-name="ce2"/>
        </table:table-row>
        <table:table-row table:style-name="ro2">
          <table:table-cell office:value-type="string">
            <text:p>11</text:p>
          </table:table-cell>
          <table:table-cell office:value-type="string">
            <text:p>43</text:p>
          </table:table-cell>
          <table:table-cell office:value-type="string">
            <text:p>C33,C61-63,C66-67,C76-77,C127,C129-135,C556-564,C568,C570-577,C581-589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  <table:table-cell/>
          <table:table-cell table:style-name="ce2"/>
        </table:table-row>
        <table:table-row table:style-name="ro1"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C239-246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  <table:table-cell/>
          <table:table-cell table:style-name="ce2"/>
        </table:table-row>
        <table:table-row table:style-name="ro4">
          <table:table-cell office:value-type="string">
            <text:p>5</text:p>
          </table:table-cell>
          <table:table-cell office:value-type="string">
            <text:p>51</text:p>
          </table:table-cell>
          <table:table-cell office:value-type="string">
            <text:p>C6,C14,C16-17,C46,C50,C55-56,C352-360,C433-434,C443-452,C507-513,C515,C517,C519,C521,C523,C525-526,C530-531,C533-534,C590-59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  <table:table-cell/>
          <table:table-cell table:style-name="ce2"/>
        </table:table-row>
        <table:table-row table:style-name="ro1"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C106-113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CO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  <table:table-cell/>
          <table:table-cell table:style-name="ce2"/>
        </table:table-row>
        <table:table-row table:style-name="ro1">
          <table:table-cell office:value-type="string">
            <text:p>21</text:p>
          </table:table-cell>
          <table:table-cell office:value-type="string">
            <text:p>24</text:p>
          </table:table-cell>
          <table:table-cell office:value-type="string">
            <text:p>C140-147,C183-190,C249-256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CO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  <table:table-cell/>
          <table:table-cell table:style-name="ce2"/>
        </table:table-row>
        <table:table-row table:style-name="ro1">
          <table:table-cell office:value-type="string">
            <text:p>147</text:p>
          </table:table-cell>
          <table:table-cell office:value-type="string">
            <text:p>1</text:p>
          </table:table-cell>
          <table:table-cell office:value-type="string">
            <text:p>R185</text:p>
          </table:table-cell>
          <table:table-cell table:number-columns-repeated="2"/>
          <table:table-cell office:value-type="string">
            <text:p>VISHAY_AC05</text:p>
          </table:table-cell>
          <table:table-cell office:value-type="string">
            <text:p>VISHAY</text:p>
          </table:table-cell>
          <table:table-cell office:value-type="string">
            <text:p>AC05000001009JLB00</text:p>
          </table:table-cell>
          <table:table-cell office:value-type="string">
            <text:p>10R</text:p>
          </table:table-cell>
          <table:table-cell/>
          <table:table-cell table:style-name="ce2"/>
        </table:table-row>
        <table:table-row table:style-name="ro1"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C24-28</text:p>
          </table:table-cell>
          <table:table-cell office:value-type="string">
            <text:p>CAP_10UF_0805_6R3V_10%_X5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6D106KAT2A</text:p>
          </table:table-cell>
          <table:table-cell office:value-type="string">
            <text:p>10UF</text:p>
          </table:table-cell>
          <table:table-cell/>
          <table:table-cell table:style-name="ce2"/>
        </table:table-row>
        <table:table-row table:style-name="ro1">
          <table:table-cell office:value-type="string">
            <text:p>6</text:p>
          </table:table-cell>
          <table:table-cell office:value-type="string">
            <text:p>16</text:p>
          </table:table-cell>
          <table:table-cell office:value-type="string">
            <text:p>C7-9,C416-426,C551-552</text:p>
          </table:table-cell>
          <table:table-cell table:number-columns-repeated="2"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/>
          <table:table-cell table:style-name="ce2"/>
        </table:table-row>
        <table:table-row table:style-name="ro1">
          <table:table-cell office:value-type="string">
            <text:p>49</text:p>
          </table:table-cell>
          <table:table-cell office:value-type="string">
            <text:p>7</text:p>
          </table:table-cell>
          <table:table-cell office:value-type="string">
            <text:p>C565-567,C569,C578-580</text:p>
          </table:table-cell>
          <table:table-cell office:value-type="string">
            <text:p>CHIPCAP0402X0_5</text:p>
          </table:table-cell>
          <table:table-cell office:value-type="string">
            <text:p>CER CAP</text:p>
          </table:table-cell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/>
          <table:table-cell table:style-name="ce2"/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C59-60,C84,C456-458,C464-466,C596-598</text:p>
          </table:table-cell>
          <table:table-cell office:value-type="string">
            <text:p>CAP1210_2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/>
          <table:table-cell table:style-name="ce2"/>
        </table:table-row>
        <table:table-row table:style-name="ro1"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string">
            <text:p>C549</text:p>
          </table:table-cell>
          <table:table-cell/>
          <table:table-cell office:value-type="string">
            <text:p>CER CAP</text:p>
          </table:table-cell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/>
          <table:table-cell table:style-name="ce2"/>
        </table:table-row>
        <table:table-row table:style-name="ro1">
          <table:table-cell office:value-type="string">
            <text:p>38</text:p>
          </table:table-cell>
          <table:table-cell office:value-type="string">
            <text:p>6</text:p>
          </table:table-cell>
          <table:table-cell office:value-type="string">
            <text:p>C492-497</text:p>
          </table:table-cell>
          <table:table-cell office:value-type="string">
            <text:p>CHIPCAP1210X2_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/>
          <table:table-cell table:style-name="ce2"/>
        </table:table-row>
        <table:table-row table:style-name="ro1">
          <table:table-cell office:value-type="string">
            <text:p>216</text:p>
          </table:table-cell>
          <table:table-cell office:value-type="string">
            <text:p>1</text:p>
          </table:table-cell>
          <table:table-cell office:value-type="string">
            <text:p>Y2</text:p>
          </table:table-cell>
          <table:table-cell office:value-type="string">
            <text:p>XTAL_12R00MHZ_SMT6X3_18PF_50PPM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IT: CS10-12.000MAGJ-UT</text:p>
          </table:table-cell>
          <table:table-cell office:value-type="string">
            <text:p>12.00 MHZ</text:p>
          </table:table-cell>
          <table:table-cell/>
          <table:table-cell table:style-name="ce2"/>
        </table:table-row>
        <table:table-row table:style-name="ro1">
          <table:table-cell office:value-type="string">
            <text:p>110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  <table:table-cell office:value-type="string">
            <text:p>RES_120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200JEPF3</text:p>
          </table:table-cell>
          <table:table-cell office:value-type="string">
            <text:p>120, 1%</text:p>
          </table:table-cell>
          <table:table-cell/>
          <table:table-cell table:style-name="ce2"/>
        </table:table-row>
        <table:table-row table:style-name="ro1">
          <table:table-cell office:value-type="string">
            <text:p>125</text:p>
          </table:table-cell>
          <table:table-cell office:value-type="string">
            <text:p>2</text:p>
          </table:table-cell>
          <table:table-cell office:value-type="string">
            <text:p>R79,R92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  <table:table-cell/>
          <table:table-cell table:style-name="ce2"/>
        </table:table-row>
        <table:table-row table:style-name="ro1">
          <table:table-cell office:value-type="string">
            <text:p>137</text:p>
          </table:table-cell>
          <table:table-cell office:value-type="string">
            <text:p>2</text:p>
          </table:table-cell>
          <table:table-cell office:value-type="string">
            <text:p>R122,R125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  <table:table-cell/>
          <table:table-cell table:style-name="ce2"/>
        </table:table-row>
        <table:table-row table:style-name="ro1">
          <table:table-cell office:value-type="string">
            <text:p>211</text:p>
          </table:table-cell>
          <table:table-cell office:value-type="string">
            <text:p>2</text:p>
          </table:table-cell>
          <table:table-cell office:value-type="string">
            <text:p>X1,X4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56.250</text:p>
          </table:table-cell>
          <table:table-cell office:value-type="string">
            <text:p>156.25MHZ</text:p>
          </table:table-cell>
          <table:table-cell/>
          <table:table-cell table:style-name="ce2"/>
        </table:table-row>
        <table:table-row table:style-name="ro1">
          <table:table-cell office:value-type="string">
            <text:p>116</text:p>
          </table:table-cell>
          <table:table-cell office:value-type="string">
            <text:p>3</text:p>
          </table:table-cell>
          <table:table-cell office:value-type="string">
            <text:p>R41,R88-89</text:p>
          </table:table-cell>
          <table:table-cell office:value-type="string">
            <text:p>RES_15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502JEPF3</text:p>
          </table:table-cell>
          <table:table-cell office:value-type="string">
            <text:p>15K</text:p>
          </table:table-cell>
          <table:table-cell/>
          <table:table-cell table:style-name="ce2"/>
        </table:table-row>
        <table:table-row table:style-name="ro1"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C550</text:p>
          </table:table-cell>
          <table:table-cell table:number-columns-repeated="2"/>
          <table:table-cell office:value-type="string">
            <text:p>CAPC2012X14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  <table:table-cell/>
          <table:table-cell table:style-name="ce2"/>
        </table:table-row>
        <table:table-row table:style-name="ro1">
          <table:table-cell office:value-type="string">
            <text:p>39</text:p>
          </table:table-cell>
          <table:table-cell office:value-type="string">
            <text:p>3</text:p>
          </table:table-cell>
          <table:table-cell office:value-type="string">
            <text:p>C498-500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  <table:table-cell/>
          <table:table-cell table:style-name="ce2"/>
        </table:table-row>
        <table:table-row table:style-name="ro1"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string">
            <text:p>R26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0T1E</text:p>
          </table:table-cell>
          <table:table-cell office:value-type="string">
            <text:p>18</text:p>
          </table:table-cell>
          <table:table-cell/>
          <table:table-cell table:style-name="ce2"/>
        </table:table-row>
        <table:table-row table:style-name="ro1">
          <table:table-cell office:value-type="string">
            <text:p>117</text:p>
          </table:table-cell>
          <table:table-cell office:value-type="string">
            <text:p>7</text:p>
          </table:table-cell>
          <table:table-cell office:value-type="string">
            <text:p>R42,R197,R199-203</text:p>
          </table:table-cell>
          <table:table-cell office:value-type="string">
            <text:p>RES_18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80RJEPF3</text:p>
          </table:table-cell>
          <table:table-cell office:value-type="string">
            <text:p>180</text:p>
          </table:table-cell>
          <table:table-cell/>
          <table:table-cell table:style-name="ce2"/>
        </table:table-row>
        <table:table-row table:style-name="ro1">
          <table:table-cell office:value-type="string">
            <text:p>93</text:p>
          </table:table-cell>
          <table:table-cell office:value-type="string">
            <text:p>6</text:p>
          </table:table-cell>
          <table:table-cell office:value-type="string">
            <text:p>L8-13</text:p>
          </table:table-cell>
          <table:table-cell office:value-type="string">
            <text:p>IND_BEAD_0603_180OHM_1R5A_25%</text:p>
          </table:table-cell>
          <table:table-cell/>
          <table:table-cell office:value-type="string">
            <text:p>INDC1608X95N</text:p>
          </table:table-cell>
          <table:table-cell office:value-type="string">
            <text:p>MURATA</text:p>
          </table:table-cell>
          <table:table-cell office:value-type="string">
            <text:p>MUR: BLM18PG181SN1X</text:p>
          </table:table-cell>
          <table:table-cell office:value-type="string">
            <text:p>180OHM 1.5A</text:p>
          </table:table-cell>
          <table:table-cell/>
          <table:table-cell table:style-name="ce2"/>
        </table:table-row>
        <table:table-row table:style-name="ro1">
          <table:table-cell office:value-type="string">
            <text:p>164</text:p>
          </table:table-cell>
          <table:table-cell office:value-type="string">
            <text:p>2</text:p>
          </table:table-cell>
          <table:table-cell office:value-type="string">
            <text:p>R284,R286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800GLF</text:p>
          </table:table-cell>
          <table:table-cell office:value-type="string">
            <text:p>180R</text:p>
          </table:table-cell>
          <table:table-cell/>
          <table:table-cell table:style-name="ce2"/>
        </table:table-row>
        <table:table-row table:style-name="ro1"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C48-49,C51-52</text:p>
          </table:table-cell>
          <table:table-cell office:value-type="string">
            <text:p>CAP_18PF_0402_25V_10%_COG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A180KAT2A</text:p>
          </table:table-cell>
          <table:table-cell office:value-type="string">
            <text:p>18PF</text:p>
          </table:table-cell>
          <table:table-cell/>
          <table:table-cell table:style-name="ce2"/>
        </table:table-row>
        <table:table-row table:style-name="ro1"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R26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  <table:table-cell/>
          <table:table-cell table:style-name="ce2"/>
        </table:table-row>
        <table:table-row table:style-name="ro1">
          <table:table-cell office:value-type="string">
            <text:p>149</text:p>
          </table:table-cell>
          <table:table-cell office:value-type="string">
            <text:p>4</text:p>
          </table:table-cell>
          <table:table-cell office:value-type="string">
            <text:p>R192-193,R207-208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PHILIPS</text:p>
          </table:table-cell>
          <table:table-cell office:value-type="string">
            <text:p>2322 705 70102</text:p>
          </table:table-cell>
          <table:table-cell office:value-type="string">
            <text:p>1K</text:p>
          </table:table-cell>
          <table:table-cell/>
          <table:table-cell table:style-name="ce2"/>
        </table:table-row>
        <table:table-row table:style-name="ro1">
          <table:table-cell office:value-type="string">
            <text:p>146</text:p>
          </table:table-cell>
          <table:table-cell office:value-type="string">
            <text:p>1</text:p>
          </table:table-cell>
          <table:table-cell office:value-type="string">
            <text:p>R18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1GLF</text:p>
          </table:table-cell>
          <table:table-cell office:value-type="string">
            <text:p>1K</text:p>
          </table:table-cell>
          <table:table-cell/>
          <table:table-cell table:style-name="ce2"/>
        </table:table-row>
        <table:table-row table:style-name="ro1">
          <table:table-cell office:value-type="string">
            <text:p>107</text:p>
          </table:table-cell>
          <table:table-cell office:value-type="string">
            <text:p>1</text:p>
          </table:table-cell>
          <table:table-cell office:value-type="string">
            <text:p>R3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1GLF</text:p>
          </table:table-cell>
          <table:table-cell office:value-type="string">
            <text:p>1K</text:p>
          </table:table-cell>
          <table:table-cell/>
          <table:table-cell table:style-name="ce2"/>
        </table:table-row>
        <table:table-row table:style-name="ro1">
          <table:table-cell office:value-type="string">
            <text:p>166</text:p>
          </table:table-cell>
          <table:table-cell office:value-type="string">
            <text:p>5</text:p>
          </table:table-cell>
          <table:table-cell office:value-type="string">
            <text:p>RO1-5</text:p>
          </table:table-cell>
          <table:table-cell office:value-type="string">
            <text:p>RES_1K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  <table:table-cell/>
          <table:table-cell table:style-name="ce2"/>
        </table:table-row>
        <table:table-row table:style-name="ro1">
          <table:table-cell office:value-type="string">
            <text:p>112</text:p>
          </table:table-cell>
          <table:table-cell office:value-type="string">
            <text:p>4</text:p>
          </table:table-cell>
          <table:table-cell office:value-type="string">
            <text:p>R23-25,R85</text:p>
          </table:table-cell>
          <table:table-cell office:value-type="string">
            <text:p>RES_1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  <table:table-cell/>
          <table:table-cell table:style-name="ce2"/>
        </table:table-row>
        <table:table-row table:style-name="ro1"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string">
            <text:p>R281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151GLF</text:p>
          </table:table-cell>
          <table:table-cell office:value-type="string">
            <text:p>1K15</text:p>
          </table:table-cell>
          <table:table-cell/>
          <table:table-cell table:style-name="ce2"/>
        </table:table-row>
        <table:table-row table:style-name="ro1">
          <table:table-cell office:value-type="string">
            <text:p>153</text:p>
          </table:table-cell>
          <table:table-cell office:value-type="string">
            <text:p>3</text:p>
          </table:table-cell>
          <table:table-cell office:value-type="string">
            <text:p>R215-216,R221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801GLF</text:p>
          </table:table-cell>
          <table:table-cell office:value-type="string">
            <text:p>1K8</text:p>
          </table:table-cell>
          <table:table-cell/>
          <table:table-cell table:style-name="ce2"/>
        </table:table-row>
        <table:table-row table:style-name="ro1"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string">
            <text:p>C61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1A102KA01B</text:p>
          </table:table-cell>
          <table:table-cell office:value-type="string">
            <text:p>1NF</text:p>
          </table:table-cell>
          <table:table-cell/>
          <table:table-cell table:style-name="ce2"/>
        </table:table-row>
        <table:table-row table:style-name="ro1"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string">
            <text:p>C553</text:p>
          </table:table-cell>
          <table:table-cell table:number-columns-repeated="2"/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  <table:table-cell/>
          <table:table-cell table:style-name="ce2"/>
        </table:table-row>
        <table:table-row table:style-name="ro1">
          <table:table-cell office:value-type="string">
            <text:p>37</text:p>
          </table:table-cell>
          <table:table-cell office:value-type="string">
            <text:p>6</text:p>
          </table:table-cell>
          <table:table-cell office:value-type="string">
            <text:p>C489-491,C504-506</text:p>
          </table:table-cell>
          <table:table-cell office:value-type="string">
            <text:p>CHIPCAP0603X0_90</text:p>
          </table:table-cell>
          <table:table-cell/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  <table:table-cell/>
          <table:table-cell table:style-name="ce2"/>
        </table:table-row>
        <table:table-row table:style-name="ro1"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C34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2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  <table:table-cell/>
          <table:table-cell table:style-name="ce2"/>
        </table:table-row>
        <table:table-row table:style-name="ro1"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C321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  <table:table-cell/>
          <table:table-cell table:style-name="ce2"/>
        </table:table-row>
        <table:table-row table:style-name="ro1"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C337,C339-340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2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  <table:table-cell/>
          <table:table-cell table:style-name="ce2"/>
        </table:table-row>
        <table:table-row table:style-name="ro1"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C315,C317-318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  <table:table-cell/>
          <table:table-cell table:style-name="ce2"/>
        </table:table-row>
        <table:table-row table:style-name="ro1"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23,C47</text:p>
          </table:table-cell>
          <table:table-cell office:value-type="string">
            <text:p>CAP_2R2UF_0805_25V_10%_X7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3C225KAT2A</text:p>
          </table:table-cell>
          <table:table-cell office:value-type="string">
            <text:p>2.2UF</text:p>
          </table:table-cell>
          <table:table-cell/>
          <table:table-cell table:style-name="ce2"/>
        </table:table-row>
        <table:table-row table:style-name="ro1">
          <table:table-cell office:value-type="string">
            <text:p>213</text:p>
          </table:table-cell>
          <table:table-cell office:value-type="string">
            <text:p>1</text:p>
          </table:table-cell>
          <table:table-cell office:value-type="string">
            <text:p>X3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4-25-200.000</text:p>
          </table:table-cell>
          <table:table-cell office:value-type="string">
            <text:p>200.00MHZ</text:p>
          </table:table-cell>
          <table:table-cell/>
          <table:table-cell table:style-name="ce2"/>
        </table:table-row>
        <table:table-row table:style-name="ro1">
          <table:table-cell office:value-type="string">
            <text:p>215</text:p>
          </table:table-cell>
          <table:table-cell office:value-type="string">
            <text:p>1</text:p>
          </table:table-cell>
          <table:table-cell office:value-type="string">
            <text:p>Y1</text:p>
          </table:table-cell>
          <table:table-cell office:value-type="string">
            <text:p>XTAL_22R1184MHZ_SMT6X3_18PF_50P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IT: CS10-22.1184MAGJ-UT</text:p>
          </table:table-cell>
          <table:table-cell office:value-type="string">
            <text:p>22.1184MHZ</text:p>
          </table:table-cell>
          <table:table-cell/>
          <table:table-cell table:style-name="ce2"/>
        </table:table-row>
        <table:table-row table:style-name="ro2">
          <table:table-cell office:value-type="string">
            <text:p>66</text:p>
          </table:table-cell>
          <table:table-cell office:value-type="string">
            <text:p>36</text:p>
          </table:table-cell>
          <table:table-cell office:value-type="string">
            <text:p>FB1,FB3-5,FB8-11,FB14-17,FB19,FB22-28,FB30-32,FB35-38,FB41-44,FB46,FB49-52</text:p>
          </table:table-cell>
          <table:table-cell office:value-type="string">
            <text:p>FERRITE_BEAD0603X0_95</text:p>
          </table:table-cell>
          <table:table-cell/>
          <table:table-cell office:value-type="string">
            <text:p>INDC1608X95N</text:p>
          </table:table-cell>
          <table:table-cell office:value-type="string">
            <text:p>TDK</text:p>
          </table:table-cell>
          <table:table-cell office:value-type="string">
            <text:p>MPZ1608S221A</text:p>
          </table:table-cell>
          <table:table-cell office:value-type="string">
            <text:p>220@100M</text:p>
          </table:table-cell>
          <table:table-cell/>
          <table:table-cell table:style-name="ce2"/>
        </table:table-row>
        <table:table-row table:style-name="ro2">
          <table:table-cell office:value-type="string">
            <text:p>24</text:p>
          </table:table-cell>
          <table:table-cell office:value-type="string">
            <text:p>17</text:p>
          </table:table-cell>
          <table:table-cell office:value-type="string">
            <text:p>C169-171,C173,C175,C177-179,C191,C212-213,C215,C220,C223,C225-226,C248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  <table:table-cell/>
          <table:table-cell table:style-name="ce2"/>
        </table:table-row>
        <table:table-row table:style-name="ro5">
          <table:table-cell office:value-type="string">
            <text:p>7</text:p>
          </table:table-cell>
          <table:table-cell office:value-type="string">
            <text:p>121</text:p>
          </table:table-cell>
          <table:table-cell office:value-type="string">
            <text:p>C10-12,C18-19,C34-45,C64-65,C78-79,C85-87,C92-94,C96,C98,C100-102,C114-116,C118-119,C121,C123,C125-126,C137,C158-162,C257-263,C272,C275-280,C286-292,C302-304,C322-325,C330-333,C344-347,C361-387,C427-429,C468-470,C486-487,C599-601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  <table:table-cell/>
          <table:table-cell table:style-name="ce2"/>
        </table:table-row>
        <table:table-row table:style-name="ro1"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31</text:p>
          </table:table-cell>
          <table:table-cell office:value-type="string">
            <text:p>CAP_22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221KAT2A</text:p>
          </table:table-cell>
          <table:table-cell office:value-type="string">
            <text:p>220PF</text:p>
          </table:table-cell>
          <table:table-cell/>
          <table:table-cell table:style-name="ce2"/>
        </table:table-row>
        <table:table-row table:style-name="ro1"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string">
            <text:p>C614</text:p>
          </table:table-cell>
          <table:table-cell office:value-type="string">
            <text:p>TANT_CAP_X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491X227M010AT</text:p>
          </table:table-cell>
          <table:table-cell office:value-type="string">
            <text:p>220UF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CAPT_220UF_D7343_10V_10%_L0050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TPSD227K010R0050</text:p>
          </table:table-cell>
          <table:table-cell office:value-type="string">
            <text:p>220UF</text:p>
          </table:table-cell>
          <table:table-cell/>
          <table:table-cell table:style-name="ce2"/>
        </table:table-row>
        <table:table-row table:style-name="ro1">
          <table:table-cell office:value-type="string">
            <text:p>48</text:p>
          </table:table-cell>
          <table:table-cell office:value-type="string">
            <text:p>2</text:p>
          </table:table-cell>
          <table:table-cell office:value-type="string">
            <text:p>C554-555</text:p>
          </table:table-cell>
          <table:table-cell table:number-columns-repeated="2"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5C1H220JZ01B</text:p>
          </table:table-cell>
          <table:table-cell office:value-type="string">
            <text:p>22PF</text:p>
          </table:table-cell>
          <table:table-cell/>
          <table:table-cell table:style-name="ce2"/>
        </table:table-row>
        <table:table-row table:style-name="ro1">
          <table:table-cell office:value-type="string">
            <text:p>154</text:p>
          </table:table-cell>
          <table:table-cell office:value-type="string">
            <text:p>13</text:p>
          </table:table-cell>
          <table:table-cell office:value-type="string">
            <text:p>R222-223,R237,R239-242,R272-27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0T1E</text:p>
          </table:table-cell>
          <table:table-cell office:value-type="string">
            <text:p>22R</text:p>
          </table:table-cell>
          <table:table-cell/>
          <table:table-cell table:style-name="ce2"/>
        </table:table-row>
        <table:table-row table:style-name="ro1">
          <table:table-cell office:value-type="string">
            <text:p>108</text:p>
          </table:table-cell>
          <table:table-cell office:value-type="string">
            <text:p>1</text:p>
          </table:table-cell>
          <table:table-cell office:value-type="string">
            <text:p>R4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220JT1E</text:p>
          </table:table-cell>
          <table:table-cell office:value-type="string">
            <text:p>22R</text:p>
          </table:table-cell>
          <table:table-cell/>
          <table:table-cell table:style-name="ce2"/>
        </table:table-row>
        <table:table-row table:style-name="ro1"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CAP_22UF_1210_16V_10%_X5R</text:p>
          </table:table-cell>
          <table:table-cell/>
          <table:table-cell office:value-type="string">
            <text:p>CAPC3225X279N</text:p>
          </table:table-cell>
          <table:table-cell office:value-type="string">
            <text:p>AVX</text:p>
          </table:table-cell>
          <table:table-cell office:value-type="string">
            <text:p>AVX: 1210YD226KAT2A</text:p>
          </table:table-cell>
          <table:table-cell office:value-type="string">
            <text:p>22UF</text:p>
          </table:table-cell>
          <table:table-cell/>
          <table:table-cell table:style-name="ce2"/>
        </table:table-row>
        <table:table-row table:style-name="ro1">
          <table:table-cell office:value-type="string">
            <text:p>41</text:p>
          </table:table-cell>
          <table:table-cell office:value-type="string">
            <text:p>3</text:p>
          </table:table-cell>
          <table:table-cell office:value-type="string">
            <text:p>C535-537</text:p>
          </table:table-cell>
          <table:table-cell office:value-type="string">
            <text:p>GRM32ER61C226KE20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  <table:table-cell/>
          <table:table-cell table:style-name="ce2"/>
        </table:table-row>
        <table:table-row table:style-name="ro1"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C90-91,C165-166</text:p>
          </table:table-cell>
          <table:table-cell office:value-type="string">
            <text:p>CHIPCAP1210X2_7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  <table:table-cell/>
          <table:table-cell table:style-name="ce2"/>
        </table:table-row>
        <table:table-row table:style-name="ro1">
          <table:table-cell office:value-type="string">
            <text:p>121</text:p>
          </table:table-cell>
          <table:table-cell office:value-type="string">
            <text:p>2</text:p>
          </table:table-cell>
          <table:table-cell office:value-type="string">
            <text:p>R55,R304</text:p>
          </table:table-cell>
          <table:table-cell office:value-type="string">
            <text:p>0402WGF0271TIE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249JTIE</text:p>
          </table:table-cell>
          <table:table-cell office:value-type="string">
            <text:p>249R</text:p>
          </table:table-cell>
          <table:table-cell/>
          <table:table-cell table:style-name="ce2"/>
        </table:table-row>
        <table:table-row table:style-name="ro1">
          <table:table-cell office:value-type="string">
            <text:p>155</text:p>
          </table:table-cell>
          <table:table-cell office:value-type="string">
            <text:p>13</text:p>
          </table:table-cell>
          <table:table-cell office:value-type="string">
            <text:p>R238,R243,R245,R247,R249,R252,R264-266,R268-27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2T1E</text:p>
          </table:table-cell>
          <table:table-cell office:value-type="string">
            <text:p>2K2</text:p>
          </table:table-cell>
          <table:table-cell/>
          <table:table-cell table:style-name="ce2"/>
        </table:table-row>
        <table:table-row table:style-name="ro1"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string">
            <text:p>C484-485,C547-548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2U2</text:p>
          </table:table-cell>
          <table:table-cell/>
          <table:table-cell table:style-name="ce2"/>
        </table:table-row>
        <table:table-row table:style-name="ro1">
          <table:table-cell office:value-type="string">
            <text:p>114</text:p>
          </table:table-cell>
          <table:table-cell office:value-type="string">
            <text:p>31</text:p>
          </table:table-cell>
          <table:table-cell office:value-type="string">
            <text:p>R27-35,R60-78,R80-82</text:p>
          </table:table-cell>
          <table:table-cell office:value-type="string">
            <text:p>RES_3R3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01JEPF3</text:p>
          </table:table-cell>
          <table:table-cell office:value-type="string">
            <text:p>3.3K</text:p>
          </table:table-cell>
          <table:table-cell/>
          <table:table-cell table:style-name="ce2"/>
        </table:table-row>
        <table:table-row table:style-name="ro1">
          <table:table-cell office:value-type="string">
            <text:p>145</text:p>
          </table:table-cell>
          <table:table-cell office:value-type="string">
            <text:p>1</text:p>
          </table:table-cell>
          <table:table-cell office:value-type="string">
            <text:p>R182</text:p>
          </table:table-cell>
          <table:table-cell office:value-type="string">
            <text:p>RES_3R40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PANASONIC</text:p>
          </table:table-cell>
          <table:table-cell office:value-type="string">
            <text:p>PAN: ERJ-2RKF3401X</text:p>
          </table:table-cell>
          <table:table-cell office:value-type="string">
            <text:p>3.40K, 1%</text:p>
          </table:table-cell>
          <table:table-cell/>
          <table:table-cell table:style-name="ce2"/>
        </table:table-row>
        <table:table-row table:style-name="ro1">
          <table:table-cell office:value-type="string">
            <text:p>214</text:p>
          </table:table-cell>
          <table:table-cell office:value-type="string">
            <text:p>1</text:p>
          </table:table-cell>
          <table:table-cell office:value-type="string">
            <text:p>X5</text:p>
          </table:table-cell>
          <table:table-cell table:number-columns-repeated="2"/>
          <table:table-cell office:value-type="string">
            <text:p>OSCL550P340X800X250-4N</text:p>
          </table:table-cell>
          <table:table-cell office:value-type="string">
            <text:p>ECS INTERNATIONAL</text:p>
          </table:table-cell>
          <table:table-cell office:value-type="string">
            <text:p>ECX-306</text:p>
          </table:table-cell>
          <table:table-cell office:value-type="string">
            <text:p>32.768KHZ</text:p>
          </table:table-cell>
          <table:table-cell/>
          <table:table-cell table:style-name="ce2"/>
        </table:table-row>
        <table:table-row table:style-name="ro1"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U42</text:p>
          </table:table-cell>
          <table:table-cell office:value-type="string">
            <text:p>MEMF_512MBX16_BGA64_MBIT_110NS</text:p>
          </table:table-cell>
          <table:table-cell/>
          <table:table-cell office:value-type="string">
            <text:p>BGA64C100P8X8_1100X1300X140</text:p>
          </table:table-cell>
          <table:table-cell office:value-type="string">
            <text:p>SPANSION</text:p>
          </table:table-cell>
          <table:table-cell office:value-type="string">
            <text:p>SPA: S29GL512N11FFI010</text:p>
          </table:table-cell>
          <table:table-cell office:value-type="string">
            <text:p>32MX16 MIRROR BIT</text:p>
          </table:table-cell>
          <table:table-cell/>
          <table:table-cell table:style-name="ce2"/>
        </table:table-row>
        <table:table-row table:style-name="ro1">
          <table:table-cell office:value-type="string">
            <text:p>113</text:p>
          </table:table-cell>
          <table:table-cell office:value-type="string">
            <text:p>7</text:p>
          </table:table-cell>
          <table:table-cell office:value-type="string">
            <text:p>R26,RS1-3,RS7,RS9-10</text:p>
          </table:table-cell>
          <table:table-cell office:value-type="string">
            <text:p>RES_33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R0JEPF3</text:p>
          </table:table-cell>
          <table:table-cell office:value-type="string">
            <text:p>33</text:p>
          </table:table-cell>
          <table:table-cell/>
          <table:table-cell table:style-name="ce2"/>
        </table:table-row>
        <table:table-row table:style-name="ro1">
          <table:table-cell office:value-type="string">
            <text:p>156</text:p>
          </table:table-cell>
          <table:table-cell office:value-type="string">
            <text:p>5</text:p>
          </table:table-cell>
          <table:table-cell office:value-type="string">
            <text:p>R244,R246,R248,R250-25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1T1E</text:p>
          </table:table-cell>
          <table:table-cell office:value-type="string">
            <text:p>330R</text:p>
          </table:table-cell>
          <table:table-cell/>
          <table:table-cell table:style-name="ce2"/>
        </table:table-row>
        <table:table-row table:style-name="ro1">
          <table:table-cell office:value-type="string">
            <text:p>33</text:p>
          </table:table-cell>
          <table:table-cell office:value-type="string">
            <text:p>10</text:p>
          </table:table-cell>
          <table:table-cell office:value-type="string">
            <text:p>C397,C399,C401,C403-404,C406,C409,C411-412,C414</text:p>
          </table:table-cell>
          <table:table-cell table:number-columns-repeated="2"/>
          <table:table-cell office:value-type="string">
            <text:p>CAPAE1050X1270N</text:p>
          </table:table-cell>
          <table:table-cell office:value-type="string">
            <text:p>SANYO</text:p>
          </table:table-cell>
          <table:table-cell office:value-type="string">
            <text:p>16SVP330M</text:p>
          </table:table-cell>
          <table:table-cell office:value-type="string">
            <text:p>330UF</text:p>
          </table:table-cell>
          <table:table-cell/>
          <table:table-cell table:style-name="ce2"/>
        </table:table-row>
        <table:table-row table:style-name="ro1"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string">
            <text:p>C742-743</text:p>
          </table:table-cell>
          <table:table-cell office:value-type="string">
            <text:p>CAPT_330UF_D7343_4V_10%_L0035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AVX: TPSD337K004R0035</text:p>
          </table:table-cell>
          <table:table-cell office:value-type="string">
            <text:p>330UF</text:p>
          </table:table-cell>
          <table:table-cell/>
          <table:table-cell table:style-name="ce2"/>
        </table:table-row>
        <table:table-row table:style-name="ro1"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C305-310</text:p>
          </table:table-cell>
          <table:table-cell office:value-type="string">
            <text:p>TANT_CAP_B</text:p>
          </table:table-cell>
          <table:table-cell/>
          <table:table-cell office:value-type="string">
            <text:p>CAPMP7343X190N</text:p>
          </table:table-cell>
          <table:table-cell office:value-type="string">
            <text:p>KEMET</text:p>
          </table:table-cell>
          <table:table-cell office:value-type="string">
            <text:p>T520V337M2R5ATE025</text:p>
          </table:table-cell>
          <table:table-cell office:value-type="string">
            <text:p>330UF</text:p>
          </table:table-cell>
          <table:table-cell/>
          <table:table-cell table:style-name="ce2"/>
        </table:table-row>
        <table:table-row table:style-name="ro1"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C538</text:p>
          </table:table-cell>
          <table:table-cell office:value-type="string">
            <text:p>CAPMP7343X310N</text:p>
          </table:table-cell>
          <table:table-cell/>
          <table:table-cell office:value-type="string">
            <text:p>CAPMP7343X31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  <table:table-cell/>
          <table:table-cell table:style-name="ce2"/>
        </table:table-row>
        <table:table-row table:style-name="ro1"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C545</text:p>
          </table:table-cell>
          <table:table-cell table:number-columns-repeated="2"/>
          <table:table-cell office:value-type="string">
            <text:p>CAPMP7343X31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  <table:table-cell/>
          <table:table-cell table:style-name="ce2"/>
        </table:table-row>
        <table:table-row table:style-name="ro1">
          <table:table-cell office:value-type="string">
            <text:p>40</text:p>
          </table:table-cell>
          <table:table-cell office:value-type="string">
            <text:p>3</text:p>
          </table:table-cell>
          <table:table-cell office:value-type="string">
            <text:p>C501-503</text:p>
          </table:table-cell>
          <table:table-cell office:value-type="string">
            <text:p>CAPMP7343X4_30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  <table:table-cell/>
          <table:table-cell table:style-name="ce2"/>
        </table:table-row>
        <table:table-row table:style-name="ro1"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C311-313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336M006ATE040</text:p>
          </table:table-cell>
          <table:table-cell office:value-type="string">
            <text:p>33UF</text:p>
          </table:table-cell>
          <table:table-cell/>
          <table:table-cell table:style-name="ce2"/>
        </table:table-row>
        <table:table-row table:style-name="ro1">
          <table:table-cell office:value-type="string">
            <text:p>143</text:p>
          </table:table-cell>
          <table:table-cell office:value-type="string">
            <text:p>1</text:p>
          </table:table-cell>
          <table:table-cell office:value-type="string">
            <text:p>R145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602GLF</text:p>
          </table:table-cell>
          <table:table-cell office:value-type="string">
            <text:p>36K</text:p>
          </table:table-cell>
          <table:table-cell/>
          <table:table-cell table:style-name="ce2"/>
        </table:table-row>
        <table:table-row table:style-name="ro1">
          <table:table-cell office:value-type="string">
            <text:p>140</text:p>
          </table:table-cell>
          <table:table-cell office:value-type="string">
            <text:p>1</text:p>
          </table:table-cell>
          <table:table-cell office:value-type="string">
            <text:p>R142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PHILIPS</text:p>
          </table:table-cell>
          <table:table-cell office:value-type="string">
            <text:p>2322 705 70332</text:p>
          </table:table-cell>
          <table:table-cell office:value-type="string">
            <text:p>3K3</text:p>
          </table:table-cell>
          <table:table-cell/>
          <table:table-cell table:style-name="ce2"/>
        </table:table-row>
        <table:table-row table:style-name="ro1">
          <table:table-cell office:value-type="string">
            <text:p>109</text:p>
          </table:table-cell>
          <table:table-cell office:value-type="string">
            <text:p>6</text:p>
          </table:table-cell>
          <table:table-cell office:value-type="string">
            <text:p>R5,R83-84,R132-134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301GLF</text:p>
          </table:table-cell>
          <table:table-cell office:value-type="string">
            <text:p>3K3</text:p>
          </table:table-cell>
          <table:table-cell/>
          <table:table-cell table:style-name="ce2"/>
        </table:table-row>
        <table:table-row table:style-name="ro1"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string">
            <text:p>R282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571GLF</text:p>
          </table:table-cell>
          <table:table-cell office:value-type="string">
            <text:p>3K57</text:p>
          </table:table-cell>
          <table:table-cell/>
          <table:table-cell table:style-name="ce2"/>
        </table:table-row>
        <table:table-row table:style-name="ro1">
          <table:table-cell office:value-type="string">
            <text:p>152</text:p>
          </table:table-cell>
          <table:table-cell office:value-type="string">
            <text:p>3</text:p>
          </table:table-cell>
          <table:table-cell office:value-type="string">
            <text:p>R214,R217,R220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601GLF</text:p>
          </table:table-cell>
          <table:table-cell office:value-type="string">
            <text:p>3K6</text:p>
          </table:table-cell>
          <table:table-cell/>
          <table:table-cell table:style-name="ce2"/>
        </table:table-row>
        <table:table-row table:style-name="ro1">
          <table:table-cell office:value-type="string">
            <text:p>123</text:p>
          </table:table-cell>
          <table:table-cell office:value-type="string">
            <text:p>4</text:p>
          </table:table-cell>
          <table:table-cell office:value-type="string">
            <text:p>R57-58,R93,R95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  <table:table-cell/>
          <table:table-cell table:style-name="ce2"/>
        </table:table-row>
        <table:table-row table:style-name="ro1">
          <table:table-cell office:value-type="string">
            <text:p>134</text:p>
          </table:table-cell>
          <table:table-cell office:value-type="string">
            <text:p>4</text:p>
          </table:table-cell>
          <table:table-cell office:value-type="string">
            <text:p>R118,R120,R127,R129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  <table:table-cell/>
          <table:table-cell table:style-name="ce2"/>
        </table:table-row>
        <table:table-row table:style-name="ro1"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C138-139</text:p>
          </table:table-cell>
          <table:table-cell office:value-type="string">
            <text:p>CHIPCAP0805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  <table:table-cell/>
          <table:table-cell table:style-name="ce2"/>
        </table:table-row>
        <table:table-row table:style-name="ro1"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C167-168</text:p>
          </table:table-cell>
          <table:table-cell office:value-type="string">
            <text:p>CHIPCAP1210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  <table:table-cell/>
          <table:table-cell table:style-name="ce2"/>
        </table:table-row>
        <table:table-row table:style-name="ro1"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IC_CPU_TE-PBGA680_440EPX-GRX</text:p>
          </table:table-cell>
          <table:table-cell/>
          <table:table-cell office:value-type="string">
            <text:p>BGA680C100P34X34_3500X3500X265</text:p>
          </table:table-cell>
          <table:table-cell office:value-type="string">
            <text:p>AMCC</text:p>
          </table:table-cell>
          <table:table-cell office:value-type="string">
            <text:p>PPC440EPX-NTA533T</text:p>
          </table:table-cell>
          <table:table-cell office:value-type="string">
            <text:p>440EPX</text:p>
          </table:table-cell>
          <table:table-cell/>
          <table:table-cell table:style-name="ce2"/>
        </table:table-row>
        <table:table-row table:style-name="ro1">
          <table:table-cell office:value-type="string">
            <text:p>55</text:p>
          </table:table-cell>
          <table:table-cell office:value-type="string">
            <text:p>4</text:p>
          </table:table-cell>
          <table:table-cell office:value-type="string">
            <text:p>C744-747</text:p>
          </table:table-cell>
          <table:table-cell office:value-type="string">
            <text:p>CAP_47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471KAT2A</text:p>
          </table:table-cell>
          <table:table-cell office:value-type="string">
            <text:p>470PF</text:p>
          </table:table-cell>
          <table:table-cell/>
          <table:table-cell table:style-name="ce2"/>
        </table:table-row>
        <table:table-row table:style-name="ro1"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C413,C415</text:p>
          </table:table-cell>
          <table:table-cell table:number-columns-repeated="2"/>
          <table:table-cell office:value-type="string">
            <text:p>CAPMP7343X400N</text:p>
          </table:table-cell>
          <table:table-cell office:value-type="string">
            <text:p>SANYO</text:p>
          </table:table-cell>
          <table:table-cell office:value-type="string">
            <text:p>6TPE470MI</text:p>
          </table:table-cell>
          <table:table-cell office:value-type="string">
            <text:p>470UF</text:p>
          </table:table-cell>
          <table:table-cell/>
          <table:table-cell table:style-name="ce2"/>
        </table:table-row>
        <table:table-row table:style-name="ro2">
          <table:table-cell office:value-type="string">
            <text:p>16</text:p>
          </table:table-cell>
          <table:table-cell office:value-type="string">
            <text:p>26</text:p>
          </table:table-cell>
          <table:table-cell office:value-type="string">
            <text:p>C88-89,C164,C326-329,C334-335,C348-351,C388-395,C471-472,C488,C602-603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476M006ATE070</text:p>
          </table:table-cell>
          <table:table-cell office:value-type="string">
            <text:p>47UF</text:p>
          </table:table-cell>
          <table:table-cell/>
          <table:table-cell table:style-name="ce2"/>
        </table:table-row>
        <table:table-row table:style-name="ro1">
          <table:table-cell office:value-type="string">
            <text:p>120</text:p>
          </table:table-cell>
          <table:table-cell office:value-type="string">
            <text:p>14</text:p>
          </table:table-cell>
          <table:table-cell office:value-type="string">
            <text:p>R51-52,R140-141,R254-261,R300-30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  <table:table-cell/>
          <table:table-cell table:style-name="ce2"/>
        </table:table-row>
        <table:table-row table:style-name="ro1">
          <table:table-cell office:value-type="string">
            <text:p>122</text:p>
          </table:table-cell>
          <table:table-cell office:value-type="string">
            <text:p>1</text:p>
          </table:table-cell>
          <table:table-cell office:value-type="string">
            <text:p>R56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  <table:table-cell/>
          <table:table-cell table:style-name="ce2"/>
        </table:table-row>
        <table:table-row table:style-name="ro1">
          <table:table-cell office:value-type="string">
            <text:p>172</text:p>
          </table:table-cell>
          <table:table-cell office:value-type="string">
            <text:p>14</text:p>
          </table:table-cell>
          <table:table-cell office:value-type="string">
            <text:p>RP13-26</text:p>
          </table:table-cell>
          <table:table-cell office:value-type="string">
            <text:p>RESPACK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B1E</text:p>
          </table:table-cell>
          <table:table-cell office:value-type="string">
            <text:p>49.9R</text:p>
          </table:table-cell>
          <table:table-cell/>
          <table:table-cell table:style-name="ce2"/>
        </table:table-row>
        <table:table-row table:style-name="ro1">
          <table:table-cell office:value-type="string">
            <text:p>119</text:p>
          </table:table-cell>
          <table:table-cell office:value-type="string">
            <text:p>2</text:p>
          </table:table-cell>
          <table:table-cell office:value-type="string">
            <text:p>R49-50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R9</text:p>
          </table:table-cell>
          <table:table-cell/>
          <table:table-cell table:style-name="ce2"/>
        </table:table-row>
        <table:table-row table:style-name="ro1">
          <table:table-cell office:value-type="string">
            <text:p>150</text:p>
          </table:table-cell>
          <table:table-cell office:value-type="string">
            <text:p>13</text:p>
          </table:table-cell>
          <table:table-cell office:value-type="string">
            <text:p>R209-212,R224-228,R231-234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K7</text:p>
          </table:table-cell>
          <table:table-cell/>
          <table:table-cell table:style-name="ce2"/>
        </table:table-row>
        <table:table-row table:style-name="ro1">
          <table:table-cell office:value-type="string">
            <text:p>175</text:p>
          </table:table-cell>
          <table:table-cell office:value-type="string">
            <text:p>2</text:p>
          </table:table-cell>
          <table:table-cell office:value-type="string">
            <text:p>SW2-3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90HB_SERIES</text:p>
          </table:table-cell>
          <table:table-cell office:value-type="string">
            <text:p>OMRON</text:p>
          </table:table-cell>
          <table:table-cell office:value-type="string">
            <text:p>A6S-4101-H</text:p>
          </table:table-cell>
          <table:table-cell office:value-type="string">
            <text:p>4POLE</text:p>
          </table:table-cell>
          <table:table-cell/>
          <table:table-cell table:style-name="ce2"/>
        </table:table-row>
        <table:table-row table:style-name="ro1"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C58,C459,C467,C595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21BR61E475KA12K</text:p>
          </table:table-cell>
          <table:table-cell office:value-type="string">
            <text:p>4U7F</text:p>
          </table:table-cell>
          <table:table-cell/>
          <table:table-cell table:style-name="ce2"/>
        </table:table-row>
        <table:table-row table:style-name="ro1">
          <table:table-cell office:value-type="string">
            <text:p>210</text:p>
          </table:table-cell>
          <table:table-cell office:value-type="string">
            <text:p>2</text:p>
          </table:table-cell>
          <table:table-cell office:value-type="string">
            <text:p>VR3-4</text:p>
          </table:table-cell>
          <table:table-cell office:value-type="string">
            <text:p>VAR_5R5V_0603_30A</text:p>
          </table:table-cell>
          <table:table-cell/>
          <table:table-cell office:value-type="string">
            <text:p>VARC1608X90N</text:p>
          </table:table-cell>
          <table:table-cell office:value-type="string">
            <text:p>LITTELFUSE</text:p>
          </table:table-cell>
          <table:table-cell office:value-type="string">
            <text:p>LIF: V5.5MLA0603XXX</text:p>
          </table:table-cell>
          <table:table-cell office:value-type="string">
            <text:p>5.5V 20A</text:p>
          </table:table-cell>
          <table:table-cell/>
          <table:table-cell table:style-name="ce2"/>
        </table:table-row>
        <table:table-row table:style-name="ro1">
          <table:table-cell office:value-type="string">
            <text:p>101</text:p>
          </table:table-cell>
          <table:table-cell office:value-type="string">
            <text:p>1</text:p>
          </table:table-cell>
          <table:table-cell office:value-type="string">
            <text:p>PTC1</text:p>
          </table:table-cell>
          <table:table-cell office:value-type="string">
            <text:p>FUSE_500MA_1206_SMT_PTC</text:p>
          </table:table-cell>
          <table:table-cell/>
          <table:table-cell office:value-type="string">
            <text:p>FUSC3216X75N</text:p>
          </table:table-cell>
          <table:table-cell office:value-type="string">
            <text:p>LITTELFUSE</text:p>
          </table:table-cell>
          <table:table-cell office:value-type="string">
            <text:p>1206L050</text:p>
          </table:table-cell>
          <table:table-cell office:value-type="string">
            <text:p>500MA</text:p>
          </table:table-cell>
          <table:table-cell/>
          <table:table-cell table:style-name="ce2"/>
        </table:table-row>
        <table:table-row table:style-name="ro1">
          <table:table-cell office:value-type="string">
            <text:p>171</text:p>
          </table:table-cell>
          <table:table-cell office:value-type="string">
            <text:p>24</text:p>
          </table:table-cell>
          <table:table-cell office:value-type="string">
            <text:p>RP1-12,RP27-38</text:p>
          </table:table-cell>
          <table:table-cell office:value-type="string">
            <text:p>RESPACK51X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T</text:p>
          </table:table-cell>
          <table:table-cell office:value-type="string">
            <text:p>51R</text:p>
          </table:table-cell>
          <table:table-cell/>
          <table:table-cell table:style-name="ce2"/>
        </table:table-row>
        <table:table-row table:style-name="ro1"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string">
            <text:p>R187</text:p>
          </table:table-cell>
          <table:table-cell table:number-columns-repeated="2"/>
          <table:table-cell office:value-type="string">
            <text:p>VISHAY_AC05</text:p>
          </table:table-cell>
          <table:table-cell office:value-type="string">
            <text:p>VISHAY</text:p>
          </table:table-cell>
          <table:table-cell office:value-type="string">
            <text:p>AC05000005609JLB00</text:p>
          </table:table-cell>
          <table:table-cell office:value-type="string">
            <text:p>56R</text:p>
          </table:table-cell>
          <table:table-cell/>
          <table:table-cell table:style-name="ce2"/>
        </table:table-row>
        <table:table-row table:style-name="ro1">
          <table:table-cell office:value-type="string">
            <text:p>136</text:p>
          </table:table-cell>
          <table:table-cell office:value-type="string">
            <text:p>2</text:p>
          </table:table-cell>
          <table:table-cell office:value-type="string">
            <text:p>R121,R126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  <table:table-cell/>
          <table:table-cell table:style-name="ce2"/>
        </table:table-row>
        <table:table-row table:style-name="ro1">
          <table:table-cell office:value-type="string">
            <text:p>127</text:p>
          </table:table-cell>
          <table:table-cell office:value-type="string">
            <text:p>2</text:p>
          </table:table-cell>
          <table:table-cell office:value-type="string">
            <text:p>R97-98</text:p>
          </table:table-cell>
          <table:table-cell office:value-type="string">
            <text:p>CR0402-FX-5101GLF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  <table:table-cell/>
          <table:table-cell table:style-name="ce2"/>
        </table:table-row>
        <table:table-row table:style-name="ro1">
          <table:table-cell office:value-type="string">
            <text:p>35</text:p>
          </table:table-cell>
          <table:table-cell office:value-type="string">
            <text:p>4</text:p>
          </table:table-cell>
          <table:table-cell office:value-type="string">
            <text:p>C455,C461-463</text:p>
          </table:table-cell>
          <table:table-cell office:value-type="string">
            <text:p>CHIPCAP0402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5C1H5R0CZ01B</text:p>
          </table:table-cell>
          <table:table-cell office:value-type="string">
            <text:p>5PF</text:p>
          </table:table-cell>
          <table:table-cell/>
          <table:table-cell table:style-name="ce2"/>
        </table:table-row>
        <table:table-row table:style-name="ro1">
          <table:table-cell office:value-type="string">
            <text:p>91</text:p>
          </table:table-cell>
          <table:table-cell office:value-type="string">
            <text:p>4</text:p>
          </table:table-cell>
          <table:table-cell office:value-type="string">
            <text:p>L1-4</text:p>
          </table:table-cell>
          <table:table-cell office:value-type="string">
            <text:p>IND_BEAD_0805_600OHM_200MA</text:p>
          </table:table-cell>
          <table:table-cell/>
          <table:table-cell office:value-type="string">
            <text:p>INDC2012X130N</text:p>
          </table:table-cell>
          <table:table-cell office:value-type="string">
            <text:p>MURATA</text:p>
          </table:table-cell>
          <table:table-cell office:value-type="string">
            <text:p>MUR: BLM21B601SPT</text:p>
          </table:table-cell>
          <table:table-cell office:value-type="string">
            <text:p>600OHM 200MA</text:p>
          </table:table-cell>
          <table:table-cell/>
          <table:table-cell table:style-name="ce2"/>
        </table:table-row>
        <table:table-row table:style-name="ro1">
          <table:table-cell office:value-type="string">
            <text:p>124</text:p>
          </table:table-cell>
          <table:table-cell office:value-type="string">
            <text:p>2</text:p>
          </table:table-cell>
          <table:table-cell office:value-type="string">
            <text:p>R59,R94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  <table:table-cell/>
          <table:table-cell table:style-name="ce2"/>
        </table:table-row>
        <table:table-row table:style-name="ro1">
          <table:table-cell office:value-type="string">
            <text:p>135</text:p>
          </table:table-cell>
          <table:table-cell office:value-type="string">
            <text:p>2</text:p>
          </table:table-cell>
          <table:table-cell office:value-type="string">
            <text:p>R119,R128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  <table:table-cell/>
          <table:table-cell table:style-name="ce2"/>
        </table:table-row>
        <table:table-row table:style-name="ro1"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string">
            <text:p>U35</text:p>
          </table:table-cell>
          <table:table-cell office:value-type="string">
            <text:p>IC_AND_SC70_SINGLE_74LVC1G08</text:p>
          </table:table-cell>
          <table:table-cell/>
          <table:table-cell office:value-type="string">
            <text:p>SOT65P210X110-5N</text:p>
          </table:table-cell>
          <table:table-cell office:value-type="string">
            <text:p>TEXAS INSTRUMENTS</text:p>
          </table:table-cell>
          <table:table-cell office:value-type="string">
            <text:p>TI: SN74LVC1G08DCKR</text:p>
          </table:table-cell>
          <table:table-cell office:value-type="string">
            <text:p>74LVC1G08</text:p>
          </table:table-cell>
          <table:table-cell/>
          <table:table-cell table:style-name="ce2"/>
        </table:table-row>
        <table:table-row table:style-name="ro1">
          <table:table-cell office:value-type="string">
            <text:p>131</text:p>
          </table:table-cell>
          <table:table-cell office:value-type="string">
            <text:p>2</text:p>
          </table:table-cell>
          <table:table-cell office:value-type="string">
            <text:p>R106,R113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8201T1E</text:p>
          </table:table-cell>
          <table:table-cell office:value-type="string">
            <text:p>82K</text:p>
          </table:table-cell>
          <table:table-cell/>
          <table:table-cell table:style-name="ce2"/>
        </table:table-row>
        <table:table-row table:style-name="ro1"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string">
            <text:p>R25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9761T1E</text:p>
          </table:table-cell>
          <table:table-cell office:value-type="string">
            <text:p>9K76</text:p>
          </table:table-cell>
          <table:table-cell/>
          <table:table-cell table:style-name="ce2"/>
        </table:table-row>
        <table:table-row table:style-name="ro1">
          <table:table-cell office:value-type="string">
            <text:p>95</text:p>
          </table:table-cell>
          <table:table-cell office:value-type="string">
            <text:p>1</text:p>
          </table:table-cell>
          <table:table-cell office:value-type="string">
            <text:p>P2</text:p>
          </table:table-cell>
          <table:table-cell office:value-type="string">
            <text:p>CON_DSUB_9_M_RA_TH</text:p>
          </table:table-cell>
          <table:table-cell/>
          <table:table-cell office:value-type="string">
            <text:p>87203-6043</text:p>
          </table:table-cell>
          <table:table-cell office:value-type="string">
            <text:p>NORCOMP</text:p>
          </table:table-cell>
          <table:table-cell office:value-type="string">
            <text:p>NOR: 182-009-112-171</text:p>
          </table:table-cell>
          <table:table-cell office:value-type="string">
            <text:p>9P DSUB MALE</text:p>
          </table:table-cell>
          <table:table-cell/>
          <table:table-cell table:style-name="ce2"/>
        </table:table-row>
        <table:table-row table:style-name="ro1"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string">
            <text:p>U41</text:p>
          </table:table-cell>
          <table:table-cell office:value-type="string">
            <text:p>IC_TEMP_SOT23-6_I2C_AD7414-0</text:p>
          </table:table-cell>
          <table:table-cell/>
          <table:table-cell office:value-type="string">
            <text:p>SOT95P284X145-6N</text:p>
          </table:table-cell>
          <table:table-cell/>
          <table:table-cell office:value-type="string">
            <text:p>ANA: AD7414ARTZ-0</text:p>
          </table:table-cell>
          <table:table-cell office:value-type="string">
            <text:p>AD7414-0</text:p>
          </table:table-cell>
          <table:table-cell/>
          <table:table-cell table:style-name="ce2"/>
        </table:table-row>
        <table:table-row table:style-name="ro1">
          <table:table-cell office:value-type="string">
            <text:p>198</text:p>
          </table:table-cell>
          <table:table-cell office:value-type="string">
            <text:p>3</text:p>
          </table:table-cell>
          <table:table-cell office:value-type="string">
            <text:p>U38-40</text:p>
          </table:table-cell>
          <table:table-cell office:value-type="string">
            <text:p>MEMEE_512MBX8_SOIC8_100KHZ_I2C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ATMEL</text:p>
          </table:table-cell>
          <table:table-cell office:value-type="string">
            <text:p>AT24C04N-10SU-1.8</text:p>
          </table:table-cell>
          <table:table-cell office:value-type="string">
            <text:p>AT24C04</text:p>
          </table:table-cell>
          <table:table-cell/>
          <table:table-cell table:style-name="ce2"/>
        </table:table-row>
        <table:table-row table:style-name="ro1"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string">
            <text:p>D1</text:p>
          </table:table-cell>
          <table:table-cell office:value-type="string">
            <text:p>DIODE_SIG_SOT23_150MA_BAV70</text:p>
          </table:table-cell>
          <table:table-cell/>
          <table:table-cell office:value-type="string">
            <text:p>SOT95P248X115-3N</text:p>
          </table:table-cell>
          <table:table-cell office:value-type="string">
            <text:p>VISHAY</text:p>
          </table:table-cell>
          <table:table-cell office:value-type="string">
            <text:p>VIS: BAV70-V</text:p>
          </table:table-cell>
          <table:table-cell office:value-type="string">
            <text:p>BAV70</text:p>
          </table:table-cell>
          <table:table-cell/>
          <table:table-cell table:style-name="ce2"/>
        </table:table-row>
        <table:table-row table:style-name="ro1">
          <table:table-cell office:value-type="string">
            <text:p>92</text:p>
          </table:table-cell>
          <table:table-cell office:value-type="string">
            <text:p>5</text:p>
          </table:table-cell>
          <table:table-cell office:value-type="string">
            <text:p>L5-7,L14-15</text:p>
          </table:table-cell>
          <table:table-cell office:value-type="string">
            <text:p>BLM31PG330SN1PK</text:p>
          </table:table-cell>
          <table:table-cell/>
          <table:table-cell office:value-type="string">
            <text:p>INDC3216X130N</text:p>
          </table:table-cell>
          <table:table-cell office:value-type="string">
            <text:p>MURATA</text:p>
          </table:table-cell>
          <table:table-cell table:number-columns-repeated="2" office:value-type="string">
            <text:p>BLM31PG121SN1B</text:p>
          </table:table-cell>
          <table:table-cell/>
          <table:table-cell table:style-name="ce2"/>
        </table:table-row>
        <table:table-row table:style-name="ro1">
          <table:table-cell office:value-type="string">
            <text:p>102</text:p>
          </table:table-cell>
          <table:table-cell office:value-type="string">
            <text:p>6</text:p>
          </table:table-cell>
          <table:table-cell office:value-type="string">
            <text:p>Q3-8</text:p>
          </table:table-cell>
          <table:table-cell office:value-type="string">
            <text:p>BSS138</text:p>
          </table:table-cell>
          <table:table-cell/>
          <table:table-cell office:value-type="string">
            <text:p>SOT95P240X110-3N</text:p>
          </table:table-cell>
          <table:table-cell office:value-type="string">
            <text:p>FAIRCHILD SEMICONDUCTOR</text:p>
          </table:table-cell>
          <table:table-cell table:number-columns-repeated="2" office:value-type="string">
            <text:p>BSS138</text:p>
          </table:table-cell>
          <table:table-cell/>
          <table:table-cell table:style-name="ce2"/>
        </table:table-row>
        <table:table-row table:style-name="ro1">
          <table:table-cell office:value-type="string">
            <text:p>185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IC_CLKGEN_SOIC8_0211P21</text:p>
          </table:table-cell>
          <table:table-cell/>
          <table:table-cell office:value-type="string">
            <text:p>SOIC127P602X173-8N</text:p>
          </table:table-cell>
          <table:table-cell office:value-type="string">
            <text:p>CYPRESS</text:p>
          </table:table-cell>
          <table:table-cell office:value-type="string">
            <text:p>CYP: CY22381FXI_0211P2</text:p>
          </table:table-cell>
          <table:table-cell office:value-type="string">
            <text:p>CY22381FX_0211</text:p>
          </table:table-cell>
          <table:table-cell/>
          <table:table-cell table:style-name="ce2"/>
        </table:table-row>
        <table:table-row table:style-name="ro1"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string">
            <text:p>U24</text:p>
          </table:table-cell>
          <table:table-cell office:value-type="string">
            <text:p>IC_CLKGEN_TSSOP16_0211P10</text:p>
          </table:table-cell>
          <table:table-cell/>
          <table:table-cell office:value-type="string">
            <text:p>SOP65P640X110-16N</text:p>
          </table:table-cell>
          <table:table-cell office:value-type="string">
            <text:p>CYPRESS</text:p>
          </table:table-cell>
          <table:table-cell office:value-type="string">
            <text:p>CY2292FZXC_0211P1</text:p>
          </table:table-cell>
          <table:table-cell office:value-type="string">
            <text:p>CY2292FZX_0211</text:p>
          </table:table-cell>
          <table:table-cell/>
          <table:table-cell table:style-name="ce2"/>
        </table:table-row>
        <table:table-row table:style-name="ro1"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D6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DUPLEX LED</text:p>
          </table:table-cell>
          <table:table-cell/>
          <table:table-cell table:style-name="ce2"/>
        </table:table-row>
        <table:table-row table:style-name="ro1">
          <table:table-cell office:value-type="string">
            <text:p>57</text:p>
          </table:table-cell>
          <table:table-cell office:value-type="string">
            <text:p>4</text:p>
          </table:table-cell>
          <table:table-cell office:value-type="string">
            <text:p>CR1-4</text:p>
          </table:table-cell>
          <table:table-cell office:value-type="string">
            <text:p>DIODE_LED_0805_GRN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HSMG-C150</text:p>
          </table:table-cell>
          <table:table-cell office:value-type="string">
            <text:p>GRN</text:p>
          </table:table-cell>
          <table:table-cell/>
          <table:table-cell table:style-name="ce2"/>
        </table:table-row>
        <table:table-row table:style-name="ro1">
          <table:table-cell office:value-type="string">
            <text:p>59</text:p>
          </table:table-cell>
          <table:table-cell office:value-type="string">
            <text:p>4</text:p>
          </table:table-cell>
          <table:table-cell office:value-type="string">
            <text:p>CR7-10</text:p>
          </table:table-cell>
          <table:table-cell office:value-type="string">
            <text:p>DIODE_LED_0805_GRN</text:p>
          </table:table-cell>
          <table:table-cell/>
          <table:table-cell office:value-type="string">
            <text:p>LEDC2012X120N</text:p>
          </table:table-cell>
          <table:table-cell office:value-type="string">
            <text:p>AVAGO</text:p>
          </table:table-cell>
          <table:table-cell office:value-type="string">
            <text:p>HSMG-C150</text:p>
          </table:table-cell>
          <table:table-cell office:value-type="string">
            <text:p>GRN</text:p>
          </table:table-cell>
          <table:table-cell/>
          <table:table-cell table:style-name="ce2"/>
        </table:table-row>
        <table:table-row table:style-name="ro1">
          <table:table-cell office:value-type="string">
            <text:p>201</text:p>
          </table:table-cell>
          <table:table-cell office:value-type="string">
            <text:p>2</text:p>
          </table:table-cell>
          <table:table-cell office:value-type="string">
            <text:p>U43-44</text:p>
          </table:table-cell>
          <table:table-cell office:value-type="string">
            <text:p>IC_RS232_SSOP20_3225_E3-5V</text:p>
          </table:table-cell>
          <table:table-cell/>
          <table:table-cell office:value-type="string">
            <text:p>SOP65P778X200-20N</text:p>
          </table:table-cell>
          <table:table-cell office:value-type="string">
            <text:p>INTERSIL</text:p>
          </table:table-cell>
          <table:table-cell office:value-type="string">
            <text:p>INS: ICL3225EIAZ</text:p>
          </table:table-cell>
          <table:table-cell office:value-type="string">
            <text:p>ICL3225ECA</text:p>
          </table:table-cell>
          <table:table-cell/>
          <table:table-cell table:style-name="ce2"/>
        </table:table-row>
        <table:table-row table:style-name="ro1"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D7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 LED</text:p>
          </table:table-cell>
          <table:table-cell/>
          <table:table-cell table:style-name="ce2"/>
        </table:table-row>
        <table:table-row table:style-name="ro1"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string">
            <text:p>D8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0 LED</text:p>
          </table:table-cell>
          <table:table-cell/>
          <table:table-cell table:style-name="ce2"/>
        </table:table-row>
        <table:table-row table:style-name="ro1"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string">
            <text:p>U31</text:p>
          </table:table-cell>
          <table:table-cell office:value-type="string">
            <text:p>IC_RSTVM_SOT235_2774_THR2R93V</text:p>
          </table:table-cell>
          <table:table-cell/>
          <table:table-cell office:value-type="string">
            <text:p>SOT95P280X145-5N</text:p>
          </table:table-cell>
          <table:table-cell/>
          <table:table-cell office:value-type="string">
            <text:p>MIC2774N-29YMS</text:p>
          </table:table-cell>
          <table:table-cell office:value-type="string">
            <text:p>MIC2774N-29</text:p>
          </table:table-cell>
          <table:table-cell/>
          <table:table-cell table:style-name="ce2"/>
        </table:table-row>
        <table:table-row table:style-name="ro1">
          <table:table-cell office:value-type="string">
            <text:p>103</text:p>
          </table:table-cell>
          <table:table-cell office:value-type="string">
            <text:p>2</text:p>
          </table:table-cell>
          <table:table-cell office:value-type="string">
            <text:p>Q9-10</text:p>
          </table:table-cell>
          <table:table-cell office:value-type="string">
            <text:p>NDS331N</text:p>
          </table:table-cell>
          <table:table-cell/>
          <table:table-cell office:value-type="string">
            <text:p>SOT95P241X112-3N</text:p>
          </table:table-cell>
          <table:table-cell office:value-type="string">
            <text:p>FAIRCHILD SEMICONDUCTOR</text:p>
          </table:table-cell>
          <table:table-cell table:number-columns-repeated="2" office:value-type="string">
            <text:p>NDS331N</text:p>
          </table:table-cell>
          <table:table-cell/>
          <table:table-cell table:style-name="ce2"/>
        </table:table-row>
        <table:table-row table:style-name="ro1">
          <table:table-cell office:value-type="string">
            <text:p>61</text:p>
          </table:table-cell>
          <table:table-cell office:value-type="string">
            <text:p>4</text:p>
          </table:table-cell>
          <table:table-cell office:value-type="string">
            <text:p>D2-5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OPTICAL MODULE FAULT - RED LED</text:p>
          </table:table-cell>
          <table:table-cell/>
          <table:table-cell table:style-name="ce2"/>
        </table:table-row>
        <table:table-row table:style-name="ro1"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string">
            <text:p>SP2</text:p>
          </table:table-cell>
          <table:table-cell office:value-type="string">
            <text:p>SUP_ESD_SOT23_1KV</text:p>
          </table:table-cell>
          <table:table-cell/>
          <table:table-cell office:value-type="string">
            <text:p>SOT23-SC203P224X300X76-3N</text:p>
          </table:table-cell>
          <table:table-cell office:value-type="string">
            <text:p>LITTELFUSE</text:p>
          </table:table-cell>
          <table:table-cell office:value-type="string">
            <text:p>LIT: PGB102ST23WR</text:p>
          </table:table-cell>
          <table:table-cell office:value-type="string">
            <text:p>PGB102ST23WR</text:p>
          </table:table-cell>
          <table:table-cell/>
          <table:table-cell table:style-name="ce2"/>
        </table:table-row>
        <table:table-row table:style-name="ro1">
          <table:table-cell office:value-type="string">
            <text:p>202</text:p>
          </table:table-cell>
          <table:table-cell office:value-type="string">
            <text:p>4</text:p>
          </table:table-cell>
          <table:table-cell office:value-type="string">
            <text:p>U45-48</text:p>
          </table:table-cell>
          <table:table-cell office:value-type="string">
            <text:p>IC_ANSW_ZDFN6_SPDT_XXX3157</text:p>
          </table:table-cell>
          <table:table-cell/>
          <table:table-cell office:value-type="string">
            <text:p>TDFN_ZA-6</text:p>
          </table:table-cell>
          <table:table-cell office:value-type="string">
            <text:p>PERICOM</text:p>
          </table:table-cell>
          <table:table-cell office:value-type="string">
            <text:p>PER: PI5A3157ZAEX</text:p>
          </table:table-cell>
          <table:table-cell office:value-type="string">
            <text:p>PI5A3157</text:p>
          </table:table-cell>
          <table:table-cell/>
          <table:table-cell table:style-name="ce2"/>
        </table:table-row>
        <table:table-row table:style-name="ro1">
          <table:table-cell office:value-type="string">
            <text:p>203</text:p>
          </table:table-cell>
          <table:table-cell office:value-type="string">
            <text:p>5</text:p>
          </table:table-cell>
          <table:table-cell office:value-type="string">
            <text:p>U49-53</text:p>
          </table:table-cell>
          <table:table-cell office:value-type="string">
            <text:p>PTH08T210WAD</text:p>
          </table:table-cell>
          <table:table-cell/>
          <table:table-cell office:value-type="string">
            <text:p>PTH08T210W_ECP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PTH08T210WAD</text:p>
          </table:table-cell>
          <table:table-cell/>
          <table:table-cell table:style-name="ce2"/>
        </table:table-row>
        <table:table-row table:style-name="ro1"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CR5-6</text:p>
          </table:table-cell>
          <table:table-cell office:value-type="string">
            <text:p>DIODE_LED_0805_RED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FAI: QTLP630C-2</text:p>
          </table:table-cell>
          <table:table-cell office:value-type="string">
            <text:p>RED</text:p>
          </table:table-cell>
          <table:table-cell/>
          <table:table-cell table:style-name="ce2"/>
        </table:table-row>
        <table:table-row table:style-name="ro1"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SWITCH_PB_SMT</text:p>
          </table:table-cell>
          <table:table-cell/>
          <table:table-cell office:value-type="string">
            <text:p>BOURNS7914G</text:p>
          </table:table-cell>
          <table:table-cell office:value-type="string">
            <text:p>BOURNS</text:p>
          </table:table-cell>
          <table:table-cell office:value-type="string">
            <text:p>7914G</text:p>
          </table:table-cell>
          <table:table-cell office:value-type="string">
            <text:p>SPST</text:p>
          </table:table-cell>
          <table:table-cell/>
          <table:table-cell table:style-name="ce2"/>
        </table:table-row>
        <table:table-row table:style-name="ro1"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string">
            <text:p>SW4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DIPSW4</text:p>
          </table:table-cell>
          <table:table-cell office:value-type="string">
            <text:p>OMRON</text:p>
          </table:table-cell>
          <table:table-cell office:value-type="string">
            <text:p>OMR: A6S-4101</text:p>
          </table:table-cell>
          <table:table-cell office:value-type="string">
            <text:p>SW4P</text:p>
          </table:table-cell>
          <table:table-cell/>
          <table:table-cell table:style-name="ce2"/>
        </table:table-row>
        <table:table-row table:style-name="ro1">
          <table:table-cell office:value-type="string">
            <text:p>142</text:p>
          </table:table-cell>
          <table:table-cell office:value-type="string">
            <text:p>4</text:p>
          </table:table-cell>
          <table:table-cell office:value-type="string">
            <text:p>R144,R146,R149,R17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PHILIPS</text:p>
          </table:table-cell>
          <table:table-cell office:value-type="string">
            <text:p>2322 705 70332</text:p>
          </table:table-cell>
          <table:table-cell office:value-type="string">
            <text:p>TBD</text:p>
          </table:table-cell>
          <table:table-cell/>
          <table:table-cell table:style-name="ce2"/>
        </table:table-row>
        <table:table-row table:style-name="ro1">
          <table:table-cell office:value-type="string">
            <text:p>141</text:p>
          </table:table-cell>
          <table:table-cell office:value-type="string">
            <text:p>4</text:p>
          </table:table-cell>
          <table:table-cell office:value-type="string">
            <text:p>R143,R147-148,R17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602GLF</text:p>
          </table:table-cell>
          <table:table-cell office:value-type="string">
            <text:p>TBD</text:p>
          </table:table-cell>
          <table:table-cell/>
          <table:table-cell table:style-name="ce2"/>
        </table:table-row>
        <table:table-row table:style-name="ro1">
          <table:table-cell office:value-type="string">
            <text:p>177</text:p>
          </table:table-cell>
          <table:table-cell office:value-type="string">
            <text:p>1</text:p>
          </table:table-cell>
          <table:table-cell office:value-type="string">
            <text:p>TP1</text:p>
          </table:table-cell>
          <table:table-cell office:value-type="string">
            <text:p>PAD_1MM_SMT</text:p>
          </table:table-cell>
          <table:table-cell/>
          <table:table-cell office:value-type="string">
            <text:p>TP_SMT_1MM</text:p>
          </table:table-cell>
          <table:table-cell/>
          <table:table-cell office:value-type="string">
            <text:p>NA</text:p>
          </table:table-cell>
          <table:table-cell office:value-type="string">
            <text:p>TEST POINT</text:p>
          </table:table-cell>
          <table:table-cell/>
          <table:table-cell table:style-name="ce2"/>
        </table:table-row>
        <table:table-row table:style-name="ro1"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REG_LIN_MSOP10_TPS51100_DDRTERM</text:p>
          </table:table-cell>
          <table:table-cell/>
          <table:table-cell office:value-type="string">
            <text:p>SOPT50X490-11T</text:p>
          </table:table-cell>
          <table:table-cell office:value-type="string">
            <text:p>TEXAS INSTRUMENTS</text:p>
          </table:table-cell>
          <table:table-cell office:value-type="string">
            <text:p>TI: TPS51100DGQG4</text:p>
          </table:table-cell>
          <table:table-cell office:value-type="string">
            <text:p>TPS51100</text:p>
          </table:table-cell>
          <table:table-cell/>
          <table:table-cell table:style-name="ce2"/>
        </table:table-row>
        <table:table-row table:style-name="ro1">
          <table:table-cell office:value-type="string">
            <text:p>188</text:p>
          </table:table-cell>
          <table:table-cell office:value-type="string">
            <text:p>4</text:p>
          </table:table-cell>
          <table:table-cell office:value-type="string">
            <text:p>U16,U32-33,U62</text:p>
          </table:table-cell>
          <table:table-cell office:value-type="string">
            <text:p>TPS51100DGQ</text:p>
          </table:table-cell>
          <table:table-cell/>
          <table:table-cell office:value-type="string">
            <text:p>SOP50P490X110-11N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51100DGQ</text:p>
          </table:table-cell>
          <table:table-cell/>
          <table:table-cell table:style-name="ce2"/>
        </table:table-row>
        <table:table-row table:style-name="ro1">
          <table:table-cell office:value-type="string">
            <text:p>205</text:p>
          </table:table-cell>
          <table:table-cell office:value-type="string">
            <text:p>4</text:p>
          </table:table-cell>
          <table:table-cell office:value-type="string">
            <text:p>U55-57,U59</text:p>
          </table:table-cell>
          <table:table-cell office:value-type="string">
            <text:p>TPS74X</text:p>
          </table:table-cell>
          <table:table-cell/>
          <table:table-cell office:value-type="string">
            <text:p>QFN65P500X500X100-21AL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74401RGWT</text:p>
          </table:table-cell>
          <table:table-cell/>
          <table:table-cell table:style-name="ce2"/>
        </table:table-row>
        <table:table-row table:style-name="ro1">
          <table:table-cell office:value-type="string">
            <text:p>98</text:p>
          </table:table-cell>
          <table:table-cell office:value-type="string">
            <text:p>2</text:p>
          </table:table-cell>
          <table:table-cell office:value-type="string">
            <text:p>P5,P7</text:p>
          </table:table-cell>
          <table:table-cell office:value-type="string">
            <text:p>ZDOK40</text:p>
          </table:table-cell>
          <table:table-cell/>
          <table:table-cell office:value-type="string">
            <text:p>TYCO6367550</text:p>
          </table:table-cell>
          <table:table-cell office:value-type="string">
            <text:p>TYCO ELECTRONICS</text:p>
          </table:table-cell>
          <table:table-cell office:value-type="string">
            <text:p>6367550-5</text:p>
          </table:table-cell>
          <table:table-cell office:value-type="string">
            <text:p>ZDOK40</text:p>
          </table:table-cell>
          <table:table-cell/>
          <table:table-cell table:style-name="ce2"/>
        </table:table-row>
        <table:table-row table:style-name="ro1"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string">
            <text:p>J32</text:p>
          </table:table-cell>
          <table:table-cell office:value-type="string">
            <text:p>HD5X2F</text:p>
          </table:table-cell>
          <table:table-cell office:value-type="string">
            <text:p>HEADER 5X2 FEMALE</text:p>
          </table:table-cell>
          <table:table-cell office:value-type="string">
            <text:p>MOLEX0015453110</text:p>
          </table:table-cell>
          <table:table-cell office:value-type="string">
            <text:p>MOLEX</text:p>
          </table:table-cell>
          <table:table-cell office:value-type="string">
            <text:p>001545311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J41</text:p>
          </table:table-cell>
          <table:table-cell office:value-type="string">
            <text:p>HD4X2</text:p>
          </table:table-cell>
          <table:table-cell office:value-type="string">
            <text:p>HEADER 4X2</text:p>
          </table:table-cell>
          <table:table-cell office:value-type="string">
            <text:p>MOLEX15-91-2080</text:p>
          </table:table-cell>
          <table:table-cell office:value-type="string">
            <text:p>MOLEX</text:p>
          </table:table-cell>
          <table:table-cell office:value-type="string">
            <text:p>15-91-208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HD7X2</text:p>
          </table:table-cell>
          <table:table-cell office:value-type="string">
            <text:p>HEADER 7X2</text:p>
          </table:table-cell>
          <table:table-cell office:value-type="string">
            <text:p>MOLEX15-91-2140</text:p>
          </table:table-cell>
          <table:table-cell office:value-type="string">
            <text:p>MOLEX</text:p>
          </table:table-cell>
          <table:table-cell office:value-type="string">
            <text:p>15-91-214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string">
            <text:p>J31</text:p>
          </table:table-cell>
          <table:table-cell office:value-type="string">
            <text:p>HD10X2</text:p>
          </table:table-cell>
          <table:table-cell office:value-type="string">
            <text:p>HEADER 10X2</text:p>
          </table:table-cell>
          <table:table-cell office:value-type="string">
            <text:p>MOLEX15-91-2200</text:p>
          </table:table-cell>
          <table:table-cell office:value-type="string">
            <text:p>MOLEX</text:p>
          </table:table-cell>
          <table:table-cell office:value-type="string">
            <text:p>15-91-220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string">
            <text:p>J27</text:p>
          </table:table-cell>
          <table:table-cell office:value-type="string">
            <text:p>JTAG-10PIN</text:p>
          </table:table-cell>
          <table:table-cell/>
          <table:table-cell office:value-type="string">
            <text:p>MOLEX15-91-2100</text:p>
          </table:table-cell>
          <table:table-cell office:value-type="string">
            <text:p>3M</text:p>
          </table:table-cell>
          <table:table-cell office:value-type="string">
            <text:p>2510-6002UB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string">
            <text:p>J26</text:p>
          </table:table-cell>
          <table:table-cell office:value-type="string">
            <text:p>HD5X2</text:p>
          </table:table-cell>
          <table:table-cell office:value-type="string">
            <text:p>HEADER 5X2</text:p>
          </table:table-cell>
          <table:table-cell office:value-type="string">
            <text:p>MOLEX15-91-2100</text:p>
          </table:table-cell>
          <table:table-cell office:value-type="string">
            <text:p>3M</text:p>
          </table:table-cell>
          <table:table-cell office:value-type="string">
            <text:p>2510-6002UB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99</text:p>
          </table:table-cell>
          <table:table-cell office:value-type="string">
            <text:p>1</text:p>
          </table:table-cell>
          <table:table-cell office:value-type="string">
            <text:p>P6</text:p>
          </table:table-cell>
          <table:table-cell office:value-type="string">
            <text:p>CON_USBA_1X4_F_RA_TH</text:p>
          </table:table-cell>
          <table:table-cell/>
          <table:table-cell office:value-type="string">
            <text:p>787616_TH</text:p>
          </table:table-cell>
          <table:table-cell office:value-type="string">
            <text:p>TYCO ELECTRONICS</text:p>
          </table:table-cell>
          <table:table-cell office:value-type="string">
            <text:p>292303-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J16</text:p>
          </table:table-cell>
          <table:table-cell office:value-type="string">
            <text:p>MOLEX_39-29-9042</text:p>
          </table:table-cell>
          <table:table-cell office:value-type="string">
            <text:p>ATX +12V 4 PIN CONNECTOR</text:p>
          </table:table-cell>
          <table:table-cell office:value-type="string">
            <text:p>MOLEX_39-29-9042</text:p>
          </table:table-cell>
          <table:table-cell office:value-type="string">
            <text:p>MOLEX</text:p>
          </table:table-cell>
          <table:table-cell office:value-type="string">
            <text:p>39-29-904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string">
            <text:p>J18</text:p>
          </table:table-cell>
          <table:table-cell office:value-type="string">
            <text:p>MOLEX_44206-0007</text:p>
          </table:table-cell>
          <table:table-cell office:value-type="string">
            <text:p>ATX MAIN POWER CONNECTOR 24 PIN</text:p>
          </table:table-cell>
          <table:table-cell office:value-type="string">
            <text:p>MOLEX_44206-0007</text:p>
          </table:table-cell>
          <table:table-cell office:value-type="string">
            <text:p>MOLEX</text:p>
          </table:table-cell>
          <table:table-cell office:value-type="string">
            <text:p>44206-0007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9</text:p>
          </table:table-cell>
          <table:table-cell office:value-type="string">
            <text:p>3</text:p>
          </table:table-cell>
          <table:table-cell office:value-type="string">
            <text:p>J19-21</text:p>
          </table:table-cell>
          <table:table-cell office:value-type="string">
            <text:p>MOLEX_47053-1000</text:p>
          </table:table-cell>
          <table:table-cell office:value-type="string">
            <text:p>ATX 4 WIRE FAN CONNECTOR</text:p>
          </table:table-cell>
          <table:table-cell office:value-type="string">
            <text:p>MOLEX_47053-1000</text:p>
          </table:table-cell>
          <table:table-cell office:value-type="string">
            <text:p>MOLEX</text:p>
          </table:table-cell>
          <table:table-cell office:value-type="string">
            <text:p>47053-100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6</text:p>
          </table:table-cell>
          <table:table-cell office:value-type="string">
            <text:p>5</text:p>
          </table:table-cell>
          <table:table-cell office:value-type="string">
            <text:p>U10-14</text:p>
          </table:table-cell>
          <table:table-cell office:value-type="string">
            <text:p>SN74AVCH4T245DGV</text:p>
          </table:table-cell>
          <table:table-cell/>
          <table:table-cell office:value-type="string">
            <text:p>SOP40P640X120-16N</text:p>
          </table:table-cell>
          <table:table-cell office:value-type="string">
            <text:p>TEXAS INSTRUMENTS</text:p>
          </table:table-cell>
          <table:table-cell office:value-type="string">
            <text:p>74AVCH4T245DGVRE4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string">
            <text:p>J22,J24</text:p>
          </table:table-cell>
          <table:table-cell office:value-type="string">
            <text:p>14-PIN_JTAG</text:p>
          </table:table-cell>
          <table:table-cell/>
          <table:table-cell office:value-type="string">
            <text:p>CON7X2_87832_P2_H11_SMD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3</text:p>
          </table:table-cell>
          <table:table-cell office:value-type="string">
            <text:p>2</text:p>
          </table:table-cell>
          <table:table-cell office:value-type="string">
            <text:p>J8,J15</text:p>
          </table:table-cell>
          <table:table-cell office:value-type="string">
            <text:p>DDR2_240DIMM</text:p>
          </table:table-cell>
          <table:table-cell/>
          <table:table-cell office:value-type="string">
            <text:p>MOLEX879160001</text:p>
          </table:table-cell>
          <table:table-cell office:value-type="string">
            <text:p>MOLEX</text:p>
          </table:table-cell>
          <table:table-cell office:value-type="string">
            <text:p>87916000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2</text:p>
          </table:table-cell>
          <table:table-cell office:value-type="string">
            <text:p>2</text:p>
          </table:table-cell>
          <table:table-cell office:value-type="string">
            <text:p>U4-5</text:p>
          </table:table-cell>
          <table:table-cell office:value-type="string">
            <text:p>ADCMP605</text:p>
          </table:table-cell>
          <table:table-cell/>
          <table:table-cell office:value-type="string">
            <text:p>QFN50P300X300X100-13N</text:p>
          </table:table-cell>
          <table:table-cell office:value-type="string">
            <text:p>ANALOG DEVICES</text:p>
          </table:table-cell>
          <table:table-cell office:value-type="string">
            <text:p>ADCMP605BCPZ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208</text:p>
          </table:table-cell>
          <table:table-cell office:value-type="string">
            <text:p>1</text:p>
          </table:table-cell>
          <table:table-cell office:value-type="string">
            <text:p>U61</text:p>
          </table:table-cell>
          <table:table-cell office:value-type="string">
            <text:p>ADM3101E</text:p>
          </table:table-cell>
          <table:table-cell/>
          <table:table-cell office:value-type="string">
            <text:p>QFN50P300X300X100-13N</text:p>
          </table:table-cell>
          <table:table-cell office:value-type="string">
            <text:p>ANALOG DEVICES</text:p>
          </table:table-cell>
          <table:table-cell office:value-type="string">
            <text:p>ADM3101EACPZ-REEL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95</text:p>
          </table:table-cell>
          <table:table-cell office:value-type="string">
            <text:p>1</text:p>
          </table:table-cell>
          <table:table-cell office:value-type="string">
            <text:p>U25</text:p>
          </table:table-cell>
          <table:table-cell office:value-type="string">
            <text:p>ADR03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ANALOG DEVICES</text:p>
          </table:table-cell>
          <table:table-cell office:value-type="string">
            <text:p>ADR03AUJ-R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206</text:p>
          </table:table-cell>
          <table:table-cell office:value-type="string">
            <text:p>1</text:p>
          </table:table-cell>
          <table:table-cell office:value-type="string">
            <text:p>U58</text:p>
          </table:table-cell>
          <table:table-cell office:value-type="string">
            <text:p>NATSEMI_DP83865DVH</text:p>
          </table:table-cell>
          <table:table-cell/>
          <table:table-cell office:value-type="string">
            <text:p>QFP50P1720X2320X290-128N</text:p>
          </table:table-cell>
          <table:table-cell office:value-type="string">
            <text:p>NATIONAL</text:p>
          </table:table-cell>
          <table:table-cell office:value-type="string">
            <text:p>DP83865DVH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96</text:p>
          </table:table-cell>
          <table:table-cell office:value-type="string">
            <text:p>1</text:p>
          </table:table-cell>
          <table:table-cell office:value-type="string">
            <text:p>P3</text:p>
          </table:table-cell>
          <table:table-cell office:value-type="string">
            <text:p>QUAD_CX4_CONNECTOR</text:p>
          </table:table-cell>
          <table:table-cell office:value-type="string">
            <text:p>FUJITSU 2X2 CX4 CONNECTOR MODULE</text:p>
          </table:table-cell>
          <table:table-cell office:value-type="string">
            <text:p>FUJITSU_FCN_268F036_G_3DB</text:p>
          </table:table-cell>
          <table:table-cell office:value-type="string">
            <text:p>FUJITSU</text:p>
          </table:table-cell>
          <table:table-cell office:value-type="string">
            <text:p>FCN-268F036-G/3DB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05</text:p>
          </table:table-cell>
          <table:table-cell office:value-type="string">
            <text:p>3</text:p>
          </table:table-cell>
          <table:table-cell office:value-type="string">
            <text:p>Q12-14</text:p>
          </table:table-cell>
          <table:table-cell office:value-type="string">
            <text:p>FDS6675BZ</text:p>
          </table:table-cell>
          <table:table-cell/>
          <table:table-cell office:value-type="string">
            <text:p>SO-8</text:p>
          </table:table-cell>
          <table:table-cell/>
          <table:table-cell office:value-type="string">
            <text:p>FDS6675BZ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04</text:p>
          </table:table-cell>
          <table:table-cell office:value-type="string">
            <text:p>1</text:p>
          </table:table-cell>
          <table:table-cell office:value-type="string">
            <text:p>Q11</text:p>
          </table:table-cell>
          <table:table-cell office:value-type="string">
            <text:p>FJD3076TM</text:p>
          </table:table-cell>
          <table:table-cell office:value-type="string">
            <text:p>NPN TRANSISTOR</text:p>
          </table:table-cell>
          <table:table-cell office:value-type="string">
            <text:p>DPAK-P950X240-3N</text:p>
          </table:table-cell>
          <table:table-cell office:value-type="string">
            <text:p>FAIRCHILD</text:p>
          </table:table-cell>
          <table:table-cell office:value-type="string">
            <text:p>FJD3076TM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MMC_SD_MS</text:p>
          </table:table-cell>
          <table:table-cell/>
          <table:table-cell office:value-type="string">
            <text:p>AMPHENOL_GMC05006XSEU</text:p>
          </table:table-cell>
          <table:table-cell office:value-type="string">
            <text:p>AMPHENOL</text:p>
          </table:table-cell>
          <table:table-cell office:value-type="string">
            <text:p>GMC050064SEU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J25</text:p>
          </table:table-cell>
          <table:table-cell office:value-type="string">
            <text:p>CON_RJ45_1X8_F_RA_TH_2LEDGY</text:p>
          </table:table-cell>
          <table:table-cell office:value-type="string">
            <text:p>RJ45, INTEGRATED MAGNETICS, 2 LEDS</text:p>
          </table:table-cell>
          <table:table-cell office:value-type="string">
            <text:p>RJ45_8POS</text:p>
          </table:table-cell>
          <table:table-cell office:value-type="string">
            <text:p>HALO</text:p>
          </table:table-cell>
          <table:table-cell office:value-type="string">
            <text:p>HFJ11-1G02E-L1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string">
            <text:p>J14</text:p>
          </table:table-cell>
          <table:table-cell office:value-type="string">
            <text:p>10PIN_IOHEADER</text:p>
          </table:table-cell>
          <table:table-cell/>
          <table:table-cell office:value-type="string">
            <text:p>J_10IO_TBD</text:p>
          </table:table-cell>
          <table:table-cell office:value-type="string">
            <text:p>SAMTEC</text:p>
          </table:table-cell>
          <table:table-cell office:value-type="string">
            <text:p>HLE-105-02-G-DV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9</text:p>
          </table:table-cell>
          <table:table-cell office:value-type="string">
            <text:p>6</text:p>
          </table:table-cell>
          <table:table-cell office:value-type="string">
            <text:p>JP4-9</text:p>
          </table:table-cell>
          <table:table-cell office:value-type="string">
            <text:p>JUMPER0805</text:p>
          </table:table-cell>
          <table:table-cell office:value-type="string">
            <text:p>STANDARD JUMPER</text:p>
          </table:table-cell>
          <table:table-cell office:value-type="string">
            <text:p>JUMPER</text:p>
          </table:table-cell>
          <table:table-cell office:value-type="string">
            <text:p>N/A</text:p>
          </table:table-cell>
          <table:table-cell office:value-type="string">
            <text:p>JP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8</text:p>
          </table:table-cell>
          <table:table-cell office:value-type="string">
            <text:p>21</text:p>
          </table:table-cell>
          <table:table-cell office:value-type="string">
            <text:p>JP1-3,JP10-23,JP26-29</text:p>
          </table:table-cell>
          <table:table-cell office:value-type="string">
            <text:p>JUMPER3</text:p>
          </table:table-cell>
          <table:table-cell office:value-type="string">
            <text:p>3 WAY JUMPER</text:p>
          </table:table-cell>
          <table:table-cell office:value-type="string">
            <text:p>RESC3P1505X40N</text:p>
          </table:table-cell>
          <table:table-cell office:value-type="string">
            <text:p>N/A</text:p>
          </table:table-cell>
          <table:table-cell office:value-type="string">
            <text:p>JP3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9</text:p>
          </table:table-cell>
          <table:table-cell office:value-type="string">
            <text:p>2</text:p>
          </table:table-cell>
          <table:table-cell office:value-type="string">
            <text:p>U17,U63</text:p>
          </table:table-cell>
          <table:table-cell office:value-type="string">
            <text:p>QDRIIP_X18_SA21_0</text:p>
          </table:table-cell>
          <table:table-cell office:value-type="string">
            <text:p>QDRII+ X18 CONFIGURATION</text:p>
          </table:table-cell>
          <table:table-cell office:value-type="string">
            <text:p>BGA165C100P11X15_1500X1700X140</text:p>
          </table:table-cell>
          <table:table-cell office:value-type="string">
            <text:p>SAMSUNG</text:p>
          </table:table-cell>
          <table:table-cell office:value-type="string">
            <text:p>K7S3218T4C-FC40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3</text:p>
          </table:table-cell>
          <table:table-cell office:value-type="string">
            <text:p>2</text:p>
          </table:table-cell>
          <table:table-cell office:value-type="string">
            <text:p>U6-7</text:p>
          </table:table-cell>
          <table:table-cell office:value-type="string">
            <text:p>MAX3370</text:p>
          </table:table-cell>
          <table:table-cell/>
          <table:table-cell office:value-type="string">
            <text:p>SOT65P210X110-5N</text:p>
          </table:table-cell>
          <table:table-cell office:value-type="string">
            <text:p>MAXIM</text:p>
          </table:table-cell>
          <table:table-cell office:value-type="string">
            <text:p>MAX3370EXK-T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91</text:p>
          </table:table-cell>
          <table:table-cell office:value-type="string">
            <text:p>2</text:p>
          </table:table-cell>
          <table:table-cell office:value-type="string">
            <text:p>U20,U30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N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92</text:p>
          </table:table-cell>
          <table:table-cell office:value-type="string">
            <text:p>2</text:p>
          </table:table-cell>
          <table:table-cell office:value-type="string">
            <text:p>U21,U34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M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78</text:p>
          </table:table-cell>
          <table:table-cell office:value-type="string">
            <text:p>12</text:p>
          </table:table-cell>
          <table:table-cell office:value-type="string">
            <text:p>TP2-13</text:p>
          </table:table-cell>
          <table:table-cell office:value-type="string">
            <text:p>TP_ROUND100</text:p>
          </table:table-cell>
          <table:table-cell office:value-type="string">
            <text:p>TEST POINT</text:p>
          </table:table-cell>
          <table:table-cell office:value-type="string">
            <text:p>TPR100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69</text:p>
          </table:table-cell>
          <table:table-cell office:value-type="string">
            <text:p>2</text:p>
          </table:table-cell>
          <table:table-cell office:value-type="string">
            <text:p>J2,J9</text:p>
          </table:table-cell>
          <table:table-cell office:value-type="string">
            <text:p>HD10X2SHROUDED</text:p>
          </table:table-cell>
          <table:table-cell office:value-type="string">
            <text:p>HEADER 10X2 SHROUDED</text:p>
          </table:table-cell>
          <table:table-cell office:value-type="string">
            <text:p>3MN2520-6V0C-RB-WE</text:p>
          </table:table-cell>
          <table:table-cell office:value-type="string">
            <text:p>3M</text:p>
          </table:table-cell>
          <table:table-cell office:value-type="string">
            <text:p>N2520-6V0C-RB-WE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67</text:p>
          </table:table-cell>
          <table:table-cell office:value-type="string">
            <text:p>9</text:p>
          </table:table-cell>
          <table:table-cell office:value-type="string">
            <text:p>H1-9</text:p>
          </table:table-cell>
          <table:table-cell office:value-type="string">
            <text:p>HOLE150X288</text:p>
          </table:table-cell>
          <table:table-cell/>
          <table:table-cell office:value-type="string">
            <text:p>HOLE150X288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string">
            <text:p>D9</text:p>
          </table:table-cell>
          <table:table-cell office:value-type="string">
            <text:p>DIODE_ESD_PROT</text:p>
          </table:table-cell>
          <table:table-cell/>
          <table:table-cell office:value-type="string">
            <text:p>SOT143B</text:p>
          </table:table-cell>
          <table:table-cell/>
          <table:table-cell office:value-type="string">
            <text:p>PRTR5V0U2AX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P9</text:p>
          </table:table-cell>
          <table:table-cell office:value-type="string">
            <text:p>QSH040</text:p>
          </table:table-cell>
          <table:table-cell/>
          <table:table-cell office:value-type="string">
            <text:p>QSH-040-01-X-D-DP-A</text:p>
          </table:table-cell>
          <table:table-cell office:value-type="string">
            <text:p>SAMTEC</text:p>
          </table:table-cell>
          <table:table-cell office:value-type="string">
            <text:p>QSH-040-01-L-D-DP-A-K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93</text:p>
          </table:table-cell>
          <table:table-cell office:value-type="string">
            <text:p>4</text:p>
          </table:table-cell>
          <table:table-cell office:value-type="string">
            <text:p>U22-23,U36-37</text:p>
          </table:table-cell>
          <table:table-cell office:value-type="string">
            <text:p>SN74AHC1G08DCKR</text:p>
          </table:table-cell>
          <table:table-cell/>
          <table:table-cell office:value-type="string">
            <text:p>SOT95P280X145-5N</text:p>
          </table:table-cell>
          <table:table-cell office:value-type="string">
            <text:p>TEXAS INSTRUMENTS</text:p>
          </table:table-cell>
          <table:table-cell office:value-type="string">
            <text:p>SN74AHC1G08DCKR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SN74AHC1G125</text:p>
          </table:table-cell>
          <table:table-cell/>
          <table:table-cell office:value-type="string">
            <text:p>SOT65P210X110-5N</text:p>
          </table:table-cell>
          <table:table-cell office:value-type="string">
            <text:p>TEXAS INSTRUMENTS</text:p>
          </table:table-cell>
          <table:table-cell office:value-type="string">
            <text:p>SN74AHC1G125DCKT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4</text:p>
          </table:table-cell>
          <table:table-cell office:value-type="string">
            <text:p>2</text:p>
          </table:table-cell>
          <table:table-cell office:value-type="string">
            <text:p>U8,U26</text:p>
          </table:table-cell>
          <table:table-cell office:value-type="string">
            <text:p>SY89832U</text:p>
          </table:table-cell>
          <table:table-cell/>
          <table:table-cell office:value-type="string">
            <text:p>QFN50P300X300X90-17N</text:p>
          </table:table-cell>
          <table:table-cell office:value-type="string">
            <text:p>MICREL</text:p>
          </table:table-cell>
          <table:table-cell office:value-type="string">
            <text:p>SY89832UMI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74</text:p>
          </table:table-cell>
          <table:table-cell office:value-type="string">
            <text:p>4</text:p>
          </table:table-cell>
          <table:table-cell office:value-type="string">
            <text:p>J10-13</text:p>
          </table:table-cell>
          <table:table-cell office:value-type="string">
            <text:p>SMA_PCBMOUNT_RECEPTACLE</text:p>
          </table:table-cell>
          <table:table-cell/>
          <table:table-cell office:value-type="string">
            <text:p>AMPHENOL132136</text:p>
          </table:table-cell>
          <table:table-cell/>
          <table:table-cell office:value-type="string">
            <text:p>TBD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90</text:p>
          </table:table-cell>
          <table:table-cell office:value-type="string">
            <text:p>4</text:p>
          </table:table-cell>
          <table:table-cell office:value-type="string">
            <text:p>U18-19,U28-29</text:p>
          </table:table-cell>
          <table:table-cell office:value-type="string">
            <text:p>TPS2031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TEXAS INSTRUMENTS</text:p>
          </table:table-cell>
          <table:table-cell office:value-type="string">
            <text:p>TPS2031D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string">
            <text:p>U54</text:p>
          </table:table-cell>
          <table:table-cell office:value-type="string">
            <text:p>XC2C256</text:p>
          </table:table-cell>
          <table:table-cell/>
          <table:table-cell office:value-type="string">
            <text:p>QFP50P2200X2200X160-144N</text:p>
          </table:table-cell>
          <table:table-cell office:value-type="string">
            <text:p>XILINX</text:p>
          </table:table-cell>
          <table:table-cell office:value-type="string">
            <text:p>XC2C256_7VQ100C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187</text:p>
          </table:table-cell>
          <table:table-cell office:value-type="string">
            <text:p>1</text:p>
          </table:table-cell>
          <table:table-cell office:value-type="string">
            <text:p>U15</text:p>
          </table:table-cell>
          <table:table-cell office:value-type="string">
            <text:p>5VSX95T</text:p>
          </table:table-cell>
          <table:table-cell/>
          <table:table-cell office:value-type="string">
            <text:p>BGA1136C100P34X34_3500X3500X340</text:p>
          </table:table-cell>
          <table:table-cell office:value-type="string">
            <text:p>XILINX</text:p>
          </table:table-cell>
          <table:table-cell office:value-type="string">
            <text:p>XC5VSX95T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84</text:p>
          </table:table-cell>
          <table:table-cell office:value-type="string">
            <text:p>1</text:p>
          </table:table-cell>
          <table:table-cell office:value-type="string">
            <text:p>J28</text:p>
          </table:table-cell>
          <table:table-cell office:value-type="string">
            <text:p>XPORT</text:p>
          </table:table-cell>
          <table:table-cell/>
          <table:table-cell office:value-type="string">
            <text:p>XP100100X_03R</text:p>
          </table:table-cell>
          <table:table-cell office:value-type="string">
            <text:p>LANTRONIX</text:p>
          </table:table-cell>
          <table:table-cell office:value-type="string">
            <text:p>XP1001001-03R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209</text:p>
          </table:table-cell>
          <table:table-cell office:value-type="string">
            <text:p>64</text:p>
          </table:table-cell>
          <table:table-cell office:value-type="string">
            <text:p>V1-64</text:p>
          </table:table-cell>
          <table:table-cell table:number-columns-repeated="2"/>
          <table:table-cell office:value-type="string">
            <text:p>DIFFVIA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string">
            <text:p>U60</text:p>
          </table:table-cell>
          <table:table-cell office:value-type="string">
            <text:p>ROACH_AFS600</text:p>
          </table:table-cell>
          <table:table-cell/>
          <table:table-cell office:value-type="string">
            <text:p>BGA256C100P16X16_1700X1700X170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>
            <text:p>90</text:p>
          </table:table-cell>
          <table:table-cell office:value-type="string">
            <text:p>2</text:p>
          </table:table-cell>
          <table:table-cell office:value-type="string">
            <text:p>JP24-25</text:p>
          </table:table-cell>
          <table:table-cell office:value-type="string">
            <text:p>JUMPER</text:p>
          </table:table-cell>
          <table:table-cell office:value-type="string">
            <text:p>STANDARD JUMPER</text:p>
          </table:table-cell>
          <table:table-cell office:value-type="string">
            <text:p>JUMPER</text:p>
          </table:table-cell>
          <table:table-cell table:number-columns-repeated="4"/>
          <table:table-cell table:style-name="ce2"/>
        </table:table-row>
        <table:table-row table:style-name="ro6" table:number-rows-repeated="65318">
          <table:table-cell table:number-columns-repeated="11"/>
        </table:table-row>
        <table:table-row table:style-name="ro6">
          <table:table-cell table:number-columns-repeated="11"/>
        </table:table-row>
      </table:table>
      <table:database-ranges>
        <table:database-range table:target-range-address="Sheet1.A1:Sheet1.I65536">
          <table:sort>
            <table:sort-by table:field-number="8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2">2007/11/12</text:date>, <text:time>17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Francois Kapp</dc:creator>
    <dc:date>2007-11-12T17:02:57</dc:date>
    <meta:editing-cycles>1</meta:editing-cycles>
    <meta:editing-duration>PT4H51M13S</meta:editing-duration>
    <meta:user-defined meta:name="Info 1"/>
    <meta:user-defined meta:name="Info 2"/>
    <meta:user-defined meta:name="Info 3"/>
    <meta:user-defined meta:name="Info 4"/>
    <meta:document-statistic meta:table-count="1" meta:cell-count="1686"/>
  </office:meta>
</office:document-meta>
</file>